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5.926cm" table:align="margins"/>
    </style:style>
    <style:style style:name="Таблица2.A" style:family="table-column">
      <style:table-column-properties style:column-width="2.302cm" style:rel-column-width="1305*"/>
    </style:style>
    <style:style style:name="Таблица2.B" style:family="table-column">
      <style:table-column-properties style:column-width="4.068cm" style:rel-column-width="2306*"/>
    </style:style>
    <style:style style:name="Таблица2.C" style:family="table-column">
      <style:table-column-properties style:column-width="3.186cm" style:rel-column-width="1806*"/>
    </style:style>
    <style:style style:name="Таблица2.A1" style:family="table-cell">
      <style:table-cell-properties fo:padding="0.097cm" fo:border-left="0.05pt solid #000000" fo:border-right="none" fo:border-top="0.05pt solid #000000" fo:border-bottom="0.05pt solid #000000"/>
    </style:style>
    <style:style style:name="Таблица2.E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E2" style:family="table-cell">
      <style:table-cell-properties fo:padding="0.097cm" fo:border-left="0.05pt solid #000000" fo:border-right="0.05pt solid #000000" fo:border-top="none" fo:border-bottom="0.05pt solid #000000"/>
    </style:style>
    <style:style style:name="Таблица1" style:family="table">
      <style:table-properties style:width="15.926cm" table:align="margins"/>
    </style:style>
    <style:style style:name="Таблица1.A" style:family="table-column">
      <style:table-column-properties style:column-width="3.186cm" style:rel-column-width="13107*"/>
    </style:style>
    <style:style style:name="Таблица1.A1" style:family="table-cell">
      <style:table-cell-properties fo:padding="0.097cm" fo:border-left="0.05pt solid #000000" fo:border-right="none" fo:border-top="0.05pt solid #000000" fo:border-bottom="0.05pt solid #000000"/>
    </style:style>
    <style:style style:name="Таблица1.E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E2" style:family="table-cell">
      <style:table-cell-properties fo:padding="0.097cm" fo:border-left="0.05pt solid #000000" fo:border-right="0.05pt solid #000000" fo:border-top="none" fo:border-bottom="0.05pt solid #000000"/>
    </style:style>
    <style:style style:name="Таблица3" style:family="table">
      <style:table-properties style:width="15.926cm" table:align="margins"/>
    </style:style>
    <style:style style:name="Таблица3.A" style:family="table-column">
      <style:table-column-properties style:column-width="3.186cm" style:rel-column-width="13107*"/>
    </style:style>
    <style:style style:name="Таблица3.A1" style:family="table-cell">
      <style:table-cell-properties fo:padding="0.097cm" fo:border-left="0.05pt solid #000000" fo:border-right="none" fo:border-top="0.05pt solid #000000" fo:border-bottom="0.05pt solid #000000"/>
    </style:style>
    <style:style style:name="Таблица3.E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4pt" fo:background-color="#ffffff" style:font-name-asian="Times New Roman1" style:font-size-asian="14pt" style:font-name-complex="Times New Roman1" style:font-size-complex="14pt"/>
    </style:style>
    <style:style style:name="P2"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4pt" officeooo:paragraph-rsid="001759da" fo:background-color="#ffffff" style:font-name-asian="Times New Roman1" style:font-size-asian="14pt" style:font-name-complex="Times New Roman1" style:font-size-complex="14pt"/>
    </style:style>
    <style:style style:name="P3" style:family="paragraph" style:parent-style-name="Standard">
      <style:paragraph-properties fo:margin-left="0cm" fo:margin-right="0cm" fo:margin-top="0cm" fo:margin-bottom="0.212cm" loext:contextual-spacing="false" fo:line-height="100%" fo:text-align="end" style:justify-single-word="false" fo:text-indent="0.741cm" style:auto-text-indent="false" fo:padding="0cm" fo:border="none"/>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20pt" fo:background-color="#ffffff" style:font-name-asian="Times New Roman1" style:font-size-asian="20pt" style:font-name-complex="Times New Roman1" style:font-size-complex="20pt"/>
    </style:style>
    <style:style style:name="P6"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20pt" fo:font-weight="bold" officeooo:rsid="00162a38" fo:background-color="#ffffff" style:font-name-asian="Times New Roman1" style:font-size-asian="20pt" style:font-weight-asian="bold" style:font-name-complex="Times New Roman1" style:font-size-complex="20pt"/>
    </style:style>
    <style:style style:name="P7"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6pt" style:font-name-asian="Times New Roman1" style:font-size-asian="16pt" style:font-name-complex="Times New Roman1" style:font-size-complex="16pt"/>
    </style:style>
    <style:style style:name="P8" style:family="paragraph" style:parent-style-name="Standard">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1" style:family="paragraph" style:parent-style-name="Standard">
      <style:paragraph-properties fo:text-align="start" style:justify-single-word="false"/>
      <style:text-properties officeooo:paragraph-rsid="00393044"/>
    </style:style>
    <style:style style:name="P12" style:family="paragraph" style:parent-style-name="Standard">
      <style:paragraph-properties fo:text-align="start" style:justify-single-word="false"/>
      <style:text-properties fo:font-style="normal" fo:font-weight="normal" officeooo:rsid="0038419d" officeooo:paragraph-rsid="0038419d"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38dad4" officeooo:paragraph-rsid="0038dad4"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393044" officeooo:paragraph-rsid="00393044"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3a180f" officeooo:paragraph-rsid="0039304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3a180f" officeooo:paragraph-rsid="003a180f" style:font-style-asian="normal" style:font-weight-asian="normal" style:font-style-complex="normal" style:font-weight-complex="normal"/>
    </style:style>
    <style:style style:name="P17" style:family="paragraph" style:parent-style-name="Heading_20_1">
      <style:text-properties fo:font-weight="bold" officeooo:rsid="001759da" officeooo:paragraph-rsid="001759da" style:font-weight-asian="bold" style:font-weight-complex="bold"/>
    </style:style>
    <style:style style:name="P18" style:family="paragraph" style:parent-style-name="Standard">
      <style:paragraph-properties fo:margin-left="8.749cm" fo:margin-right="0cm" fo:margin-top="0cm" fo:margin-bottom="0.212cm" loext:contextual-spacing="false" fo:line-height="100%" fo:text-align="end" style:justify-single-word="false" fo:text-indent="0.141cm" style:auto-text-indent="false" fo:padding="0cm" fo:border="none"/>
      <style:text-properties style:font-name="Times New Roman" fo:font-size="14pt" fo:background-color="#ffffff" style:font-name-asian="Times New Roman1" style:font-size-asian="14pt" style:font-name-complex="Times New Roman1" style:font-size-complex="14pt"/>
    </style:style>
    <style:style style:name="P19" style:family="paragraph" style:parent-style-name="Standard">
      <style:paragraph-properties fo:margin-left="8.749cm" fo:margin-right="0cm" fo:margin-top="0cm" fo:margin-bottom="0.212cm" loext:contextual-spacing="false" fo:line-height="100%" fo:text-align="end" style:justify-single-word="false" fo:text-indent="0.141cm" style:auto-text-indent="false" fo:padding="0cm" fo:border="none"/>
      <style:text-properties style:font-name="Times New Roman" fo:font-size="14pt" officeooo:rsid="001759da" officeooo:paragraph-rsid="001759da" fo:background-color="#ffffff" style:font-name-asian="Times New Roman1" style:font-size-asian="14pt" style:font-name-complex="Times New Roman1" style:font-size-complex="14pt"/>
    </style:style>
    <style:style style:name="P20" style:family="paragraph" style:parent-style-name="Standard" style:list-style-name="WWNum1">
      <style:paragraph-properties fo:text-align="justify" style:justify-single-word="false"/>
      <style:text-properties fo:font-style="italic" fo:font-weight="normal" officeooo:rsid="002b966a" officeooo:paragraph-rsid="003eb4fe" style:font-style-asian="italic" style:font-weight-asian="normal" style:font-style-complex="italic" style:font-weight-complex="normal"/>
    </style:style>
    <style:style style:name="P21" style:family="paragraph" style:parent-style-name="Standard" style:list-style-name="L2">
      <style:paragraph-properties fo:text-align="justify" style:justify-single-word="false"/>
      <style:text-properties fo:font-style="italic" style:text-underline-style="none" officeooo:rsid="0040f795" officeooo:paragraph-rsid="0040f795" style:font-style-asian="italic" style:font-style-complex="italic"/>
    </style:style>
    <style:style style:name="P22" style:family="paragraph" style:parent-style-name="Standard">
      <style:paragraph-properties fo:text-align="justify" style:justify-single-word="false"/>
      <style:text-properties fo:font-style="italic" officeooo:rsid="002e9788" officeooo:paragraph-rsid="002e9788" style:font-style-asian="italic" style:font-style-complex="italic"/>
    </style:style>
    <style:style style:name="P23" style:family="paragraph" style:parent-style-name="Standard">
      <style:paragraph-properties fo:text-align="justify" style:justify-single-word="false"/>
      <style:text-properties fo:font-style="italic" fo:font-weight="bold" officeooo:rsid="0042cbab" officeooo:paragraph-rsid="0042cbab"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fo:font-style="italic" fo:font-weight="bold" officeooo:paragraph-rsid="003eb4fe" style:font-style-asian="italic" style:font-weight-asian="bold" style:font-style-complex="italic" style:font-weight-complex="bold"/>
    </style:style>
    <style:style style:name="P25" style:family="paragraph" style:parent-style-name="Standard" style:list-style-name="L2">
      <style:paragraph-properties fo:text-align="justify" style:justify-single-word="false"/>
      <style:text-properties fo:font-style="normal" officeooo:rsid="003eb4fe" officeooo:paragraph-rsid="003eb4fe" style:font-style-asian="normal" style:font-style-complex="normal"/>
    </style:style>
    <style:style style:name="P26" style:family="paragraph" style:parent-style-name="Standard" style:list-style-name="L2">
      <style:paragraph-properties fo:text-align="justify" style:justify-single-word="false"/>
      <style:text-properties fo:font-style="normal" officeooo:rsid="003eb4fe" officeooo:paragraph-rsid="0040bb18" style:font-style-asian="normal" style:font-style-complex="normal"/>
    </style:style>
    <style:style style:name="P27" style:family="paragraph" style:parent-style-name="Standard" style:list-style-name="L2">
      <style:paragraph-properties fo:text-align="justify" style:justify-single-word="false"/>
      <style:text-properties fo:font-style="normal" officeooo:rsid="004077df" officeooo:paragraph-rsid="004077df" style:font-style-asian="normal" style:font-style-complex="normal"/>
    </style:style>
    <style:style style:name="P28" style:family="paragraph" style:parent-style-name="Standard" style:list-style-name="L2">
      <style:paragraph-properties fo:text-align="justify" style:justify-single-word="false"/>
      <style:text-properties fo:font-style="normal" officeooo:rsid="002e9788" officeooo:paragraph-rsid="0040bb18" style:font-style-asian="normal" style:font-style-complex="normal"/>
    </style:style>
    <style:style style:name="P29" style:family="paragraph" style:parent-style-name="Standard" style:list-style-name="L2">
      <style:paragraph-properties fo:text-align="justify" style:justify-single-word="false"/>
      <style:text-properties fo:font-style="normal" officeooo:rsid="0040bb18" officeooo:paragraph-rsid="0040bb18" style:font-style-asian="normal" style:font-style-complex="normal"/>
    </style:style>
    <style:style style:name="P30" style:family="paragraph" style:parent-style-name="Standard" style:list-style-name="L2">
      <style:text-properties fo:font-style="normal" officeooo:rsid="0040f795" officeooo:paragraph-rsid="0040f795" style:font-style-asian="normal" style:font-style-complex="normal"/>
    </style:style>
    <style:style style:name="P31" style:family="paragraph" style:parent-style-name="Standard" style:list-style-name="L2">
      <style:paragraph-properties fo:text-align="justify" style:justify-single-word="false"/>
      <style:text-properties fo:font-style="normal" officeooo:rsid="0040f795" officeooo:paragraph-rsid="0040f795" style:font-style-asian="normal" style:font-style-complex="normal"/>
    </style:style>
    <style:style style:name="P32" style:family="paragraph" style:parent-style-name="Standard" style:list-style-name="L2">
      <style:paragraph-properties fo:text-align="justify" style:justify-single-word="false"/>
      <style:text-properties fo:font-style="normal" officeooo:rsid="0042cbab" officeooo:paragraph-rsid="0042cbab" style:font-style-asian="normal" style:font-style-complex="normal"/>
    </style:style>
    <style:style style:name="P33" style:family="paragraph" style:parent-style-name="Standard">
      <style:paragraph-properties fo:text-align="justify" style:justify-single-word="false"/>
      <style:text-properties fo:font-style="normal" officeooo:rsid="0042cbab" officeooo:paragraph-rsid="0042cbab" style:font-style-asian="normal" style:font-style-complex="normal"/>
    </style:style>
    <style:style style:name="P34" style:family="paragraph" style:parent-style-name="Standard">
      <style:paragraph-properties fo:text-align="justify" style:justify-single-word="false"/>
      <style:text-properties fo:font-style="normal" officeooo:rsid="00443df3" officeooo:paragraph-rsid="00443df3" style:font-style-asian="normal" style:font-style-complex="normal"/>
    </style:style>
    <style:style style:name="P35" style:family="paragraph" style:parent-style-name="Standard">
      <style:paragraph-properties fo:text-align="start" style:justify-single-word="false"/>
      <style:text-properties fo:font-style="normal" fo:font-weight="normal" officeooo:rsid="00443df3" officeooo:paragraph-rsid="00443df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38dad4" officeooo:paragraph-rsid="0038dad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393044" officeooo:paragraph-rsid="00393044"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93044" officeooo:paragraph-rsid="0039304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a2bf2" officeooo:paragraph-rsid="004a2bf2"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4c93b3" officeooo:paragraph-rsid="004c93b3"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4f1fd4" officeooo:paragraph-rsid="004f1fd4"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513a95" officeooo:paragraph-rsid="00513a95"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3a95" officeooo:paragraph-rsid="00513a9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13a95" officeooo:paragraph-rsid="00531fd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bold" officeooo:rsid="00335103" officeooo:paragraph-rsid="00335103"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fo:font-weight="bold" officeooo:rsid="0047d09b" officeooo:paragraph-rsid="0047d09b"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38dad4" officeooo:paragraph-rsid="0038dad4"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color="#d4d4d4" style:font-name="Droid Sans Mono" fo:font-size="10.5pt" fo:font-style="normal" fo:font-weight="normal" officeooo:rsid="0042cbab" officeooo:paragraph-rsid="0042cbab" fo:background-color="#1e1e1e" style:font-style-asian="normal" style:font-style-complex="normal"/>
    </style:style>
    <style:style style:name="P49" style:family="paragraph" style:parent-style-name="Standard">
      <style:paragraph-properties fo:text-align="justify" style:justify-single-word="false"/>
      <style:text-properties fo:color="#d4d4d4" style:font-name="Droid Sans Mono" fo:font-size="10.5pt" fo:font-style="normal" fo:font-weight="normal" officeooo:rsid="00302a62" officeooo:paragraph-rsid="002e9788" fo:background-color="#1e1e1e" style:font-style-asian="normal" style:font-style-complex="normal"/>
    </style:style>
    <style:style style:name="P50" style:family="paragraph" style:parent-style-name="Standard">
      <style:paragraph-properties fo:text-align="justify" style:justify-single-word="false"/>
      <style:text-properties fo:font-size="14pt" officeooo:rsid="002b966a" officeooo:paragraph-rsid="003ce498" style:font-size-asian="12.25pt" style:font-size-complex="14pt"/>
    </style:style>
    <style:style style:name="P51" style:family="paragraph" style:parent-style-name="Standard">
      <style:paragraph-properties fo:text-align="justify" style:justify-single-word="false"/>
      <style:text-properties fo:font-size="14pt" fo:font-weight="normal" officeooo:rsid="003ce498" officeooo:paragraph-rsid="003ce498" style:font-size-asian="14pt" style:font-weight-asian="normal" style:font-size-complex="14pt" style:font-weight-complex="normal"/>
    </style:style>
    <style:style style:name="P52" style:family="paragraph" style:parent-style-name="Standard" style:list-style-name="WWNum1">
      <style:paragraph-properties fo:text-align="justify" style:justify-single-word="false"/>
      <style:text-properties officeooo:paragraph-rsid="003eb4fe"/>
    </style:style>
    <style:style style:name="P53" style:family="paragraph" style:parent-style-name="Standard">
      <style:paragraph-properties fo:text-align="justify" style:justify-single-word="false"/>
      <style:text-properties officeooo:rsid="00513a95" officeooo:paragraph-rsid="00513a95"/>
    </style:style>
    <style:style style:name="P54" style:family="paragraph" style:parent-style-name="Standard" style:master-page-name="Standard">
      <style:paragraph-properties fo:margin-left="0cm" fo:margin-right="0cm" fo:margin-top="0cm" fo:margin-bottom="0.212cm" loext:contextual-spacing="false" fo:line-height="100%" fo:text-align="center" style:justify-single-word="false" fo:text-indent="0.741cm" style:auto-text-indent="false" style:page-number="1" fo:padding="0cm"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5" style:family="paragraph" style:parent-style-name="Heading_20_2" style:list-style-name="L1">
      <style:paragraph-properties fo:text-align="center" style:justify-single-word="false"/>
      <style:text-properties fo:font-weight="bold" officeooo:rsid="002b966a" officeooo:paragraph-rsid="002b966a" style:font-weight-asian="bold" style:font-weight-complex="bold"/>
    </style:style>
    <style:style style:name="P56" style:family="paragraph" style:parent-style-name="Heading_20_2">
      <style:paragraph-properties fo:text-align="justify" style:justify-single-word="false"/>
      <style:text-properties fo:font-weight="bold" officeooo:rsid="002b966a" officeooo:paragraph-rsid="002b966a" style:font-weight-asian="bold" style:font-weight-complex="bold"/>
    </style:style>
    <style:style style:name="P57" style:family="paragraph" style:parent-style-name="Heading_20_2" style:list-style-name="L1">
      <style:paragraph-properties fo:text-align="center" style:justify-single-word="false"/>
      <style:text-properties fo:font-style="normal" fo:font-weight="bold" officeooo:rsid="00335103" officeooo:paragraph-rsid="00335103" style:font-style-asian="normal" style:font-weight-asian="bold" style:font-style-complex="normal" style:font-weight-complex="bold"/>
    </style:style>
    <style:style style:name="P58" style:family="paragraph" style:parent-style-name="Heading_20_2" style:list-style-name="L1">
      <style:paragraph-properties fo:text-align="center" style:justify-single-word="false"/>
      <style:text-properties fo:font-style="normal" fo:font-weight="bold" officeooo:rsid="0038dad4" officeooo:paragraph-rsid="0038dad4" style:font-style-asian="normal" style:font-weight-asian="bold" style:font-style-complex="normal" style:font-weight-complex="bold"/>
    </style:style>
    <style:style style:name="P59" style:family="paragraph" style:parent-style-name="Heading_20_2" style:list-style-name="L1">
      <style:paragraph-properties fo:text-align="center" style:justify-single-word="false"/>
      <style:text-properties fo:font-style="normal" fo:font-weight="bold" officeooo:rsid="00393044" officeooo:paragraph-rsid="00393044" style:font-style-asian="normal" style:font-weight-asian="bold" style:font-style-complex="normal" style:font-weight-complex="bold"/>
    </style:style>
    <style:style style:name="P60" style:family="paragraph" style:parent-style-name="Heading_20_2" style:list-style-name="L1">
      <style:paragraph-properties fo:text-align="center" style:justify-single-word="false"/>
      <style:text-properties fo:font-style="normal" fo:font-weight="bold" officeooo:rsid="00494473" officeooo:paragraph-rsid="00494473" style:font-style-asian="normal" style:font-weight-asian="bold" style:font-style-complex="normal" style:font-weight-complex="bold"/>
    </style:style>
    <style:style style:name="P61" style:family="paragraph" style:parent-style-name="Heading_20_3">
      <style:paragraph-properties fo:text-align="justify" style:justify-single-word="false"/>
      <style:text-properties fo:color="#000000" fo:font-style="italic" fo:font-weight="bold" officeooo:rsid="002d7312" officeooo:paragraph-rsid="002d7312" style:font-style-asian="italic" style:font-weight-asian="bold" style:font-style-complex="italic" style:font-weight-complex="bold"/>
    </style:style>
    <style:style style:name="P62" style:family="paragraph" style:parent-style-name="Table_20_Contents">
      <style:paragraph-properties fo:text-align="start" style:justify-single-word="false"/>
      <style:text-properties fo:font-weight="bold" officeooo:rsid="0037fb5e" officeooo:paragraph-rsid="004a2bf2" style:font-weight-asian="bold" style:font-weight-complex="bold"/>
    </style:style>
    <style:style style:name="P63" style:family="paragraph" style:parent-style-name="Table_20_Contents">
      <style:paragraph-properties fo:text-align="start" style:justify-single-word="false"/>
      <style:text-properties officeooo:rsid="0037fb5e" officeooo:paragraph-rsid="004a2bf2"/>
    </style:style>
    <style:style style:name="P64" style:family="paragraph" style:parent-style-name="Table_20_Contents">
      <style:paragraph-properties fo:text-align="start" style:justify-single-word="false"/>
      <style:text-properties officeooo:rsid="004a2bf2" officeooo:paragraph-rsid="004a2bf2"/>
    </style:style>
    <style:style style:name="P65" style:family="paragraph" style:parent-style-name="Table_20_Contents">
      <style:paragraph-properties fo:text-align="start" style:justify-single-word="false"/>
      <style:text-properties officeooo:rsid="004a2bf2" officeooo:paragraph-rsid="004f414a"/>
    </style:style>
    <style:style style:name="P66" style:family="paragraph" style:parent-style-name="Table_20_Contents">
      <style:paragraph-properties fo:text-align="center" style:justify-single-word="false"/>
      <style:text-properties officeooo:rsid="004a2bf2" officeooo:paragraph-rsid="004a2bf2"/>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paragraph-rsid="004d5352"/>
    </style:style>
    <style:style style:name="P69" style:family="paragraph" style:parent-style-name="Table_20_Contents">
      <style:paragraph-properties fo:text-align="center" style:justify-single-word="false"/>
      <style:text-properties officeooo:paragraph-rsid="004f414a"/>
    </style:style>
    <style:style style:name="P70" style:family="paragraph" style:parent-style-name="Table_20_Contents">
      <style:paragraph-properties fo:text-align="center" style:justify-single-word="false"/>
      <style:text-properties officeooo:rsid="004bf279" officeooo:paragraph-rsid="004bf279"/>
    </style:style>
    <style:style style:name="P71" style:family="paragraph" style:parent-style-name="Table_20_Contents">
      <style:paragraph-properties fo:text-align="center" style:justify-single-word="false"/>
      <style:text-properties officeooo:rsid="004d5352" officeooo:paragraph-rsid="004d5352"/>
    </style:style>
    <style:style style:name="P72" style:family="paragraph" style:parent-style-name="Table_20_Contents">
      <style:paragraph-properties fo:text-align="center" style:justify-single-word="false"/>
      <style:text-properties officeooo:rsid="004f1fd4" officeooo:paragraph-rsid="004f1fd4"/>
    </style:style>
    <style:style style:name="P73" style:family="paragraph" style:parent-style-name="Table_20_Contents">
      <style:paragraph-properties fo:text-align="center" style:justify-single-word="false"/>
      <style:text-properties officeooo:rsid="004f414a" officeooo:paragraph-rsid="004f414a"/>
    </style:style>
    <style:style style:name="P74" style:family="paragraph" style:parent-style-name="Table_20_Contents">
      <style:paragraph-properties fo:text-align="center" style:justify-single-word="false"/>
      <style:text-properties officeooo:rsid="00513a95" officeooo:paragraph-rsid="00513a95"/>
    </style:style>
    <style:style style:name="P75" style:family="paragraph" style:parent-style-name="Preformatted_20_Text">
      <style:paragraph-properties fo:text-align="start" style:justify-single-word="false"/>
      <style:text-properties fo:font-variant="normal" fo:text-transform="none" fo:color="#339900" style:font-name="monospace" fo:font-size="10.5pt" fo:letter-spacing="normal" fo:font-style="normal" fo:font-weight="normal" officeooo:rsid="00393044" officeooo:paragraph-rsid="00393044" style:font-style-asian="normal" style:font-weight-asian="normal" style:font-style-complex="normal" style:font-weight-complex="normal"/>
    </style:style>
    <style:style style:name="P76"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339900" style:font-name="monospace" fo:font-size="10.5pt" fo:letter-spacing="normal" fo:font-style="normal" fo:font-weight="normal"/>
    </style:style>
    <style:style style:name="P77"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78"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monospace" fo:font-size="10.5pt" fo:letter-spacing="normal" fo:font-style="normal" fo:font-weight="normal"/>
    </style:style>
    <style:style style:name="P79"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666666" style:font-name="monospace" fo:font-size="10.5pt" fo:letter-spacing="normal" fo:font-style="normal" fo:font-weight="normal"/>
    </style:style>
    <style:style style:name="P80"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008000" style:font-name="monospace" fo:font-size="10.5pt" fo:letter-spacing="normal" fo:font-style="normal" fo:font-weight="normal"/>
    </style:style>
    <style:style style:name="T1" style:family="text">
      <style:text-properties officeooo:rsid="003ce498"/>
    </style:style>
    <style:style style:name="T2" style:family="text">
      <style:text-properties officeooo:rsid="00162a38"/>
    </style:style>
    <style:style style:name="T3" style:family="text">
      <style:text-properties fo:font-weight="bold" style:font-weight-asian="bold"/>
    </style:style>
    <style:style style:name="T4" style:family="text">
      <style:text-properties fo:font-weight="bold" officeooo:rsid="00162a38" style:font-weight-asian="bold"/>
    </style:style>
    <style:style style:name="T5" style:family="text">
      <style:text-properties fo:font-weight="bold" style:font-weight-asian="bold" style:font-weight-complex="bold"/>
    </style:style>
    <style:style style:name="T6" style:family="text">
      <style:text-properties fo:font-weight="bold" officeooo:rsid="00162a38" style:font-weight-asian="bold" style:font-weight-complex="bold"/>
    </style:style>
    <style:style style:name="T7" style:family="text">
      <style:text-properties fo:font-weight="bold" officeooo:rsid="002b966a" style:font-weight-asian="bold"/>
    </style:style>
    <style:style style:name="T8" style:family="text">
      <style:text-properties fo:font-weight="normal" style:font-weight-asian="normal" style:font-weight-complex="normal"/>
    </style:style>
    <style:style style:name="T9" style:family="text">
      <style:text-properties fo:font-weight="normal" officeooo:rsid="00368908" style:font-weight-asian="normal" style:font-weight-complex="normal"/>
    </style:style>
    <style:style style:name="T10" style:family="text">
      <style:text-properties officeooo:rsid="001f523b"/>
    </style:style>
    <style:style style:name="T11" style:family="text">
      <style:text-properties officeooo:rsid="002b966a"/>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93044" style:font-style-asian="normal" style:font-weight-asian="normal" style:font-style-complex="normal" style:font-weight-complex="normal"/>
    </style:style>
    <style:style style:name="T14" style:family="text">
      <style:text-properties fo:font-style="normal" fo:font-weight="normal" officeooo:rsid="003a180f" style:font-style-asian="normal" style:font-weight-asian="normal" style:font-style-complex="normal" style:font-weight-complex="normal"/>
    </style:style>
    <style:style style:name="T15" style:family="text">
      <style:text-properties fo:font-style="normal" fo:font-weight="normal" officeooo:rsid="00531fd4" style:font-style-asian="normal" style:font-weight-asian="normal" style:font-style-complex="normal" style:font-weight-complex="normal"/>
    </style:style>
    <style:style style:name="T16" style:family="text">
      <style:text-properties fo:font-size="14pt" fo:font-style="normal" fo:font-weight="normal" officeooo:rsid="003b02c8" style:font-size-asian="12.25pt" style:font-style-asian="normal" style:font-weight-asian="normal" style:font-size-complex="14pt" style:font-style-complex="normal" style:font-weight-complex="normal"/>
    </style:style>
    <style:style style:name="T17" style:family="text">
      <style:text-properties fo:font-variant="normal" fo:text-transform="none" fo:color="#4d5156" fo:letter-spacing="normal" fo:font-style="normal" fo:font-weight="normal" officeooo:rsid="00393044" style:font-style-asian="normal" style:font-weight-asian="normal" style:font-style-complex="normal" style:font-weight-complex="normal"/>
    </style:style>
    <style:style style:name="T18" style:family="text">
      <style:text-properties fo:language="en" fo:country="US"/>
    </style:style>
    <style:style style:name="T19" style:family="text">
      <style:text-properties fo:language="ru" fo:country="RU"/>
    </style:style>
    <style:style style:name="T20" style:family="text">
      <style:text-properties style:use-window-font-color="true" fo:font-size="14pt" fo:language="en" fo:country="US" fo:font-weight="bold" style:letter-kerning="false" style:font-name-asian="Calibri" style:font-size-asian="14pt" style:language-asian="ru" style:country-asian="RU" style:font-weight-asian="bold" style:font-name-complex="DejaVu Sans" style:font-size-complex="11pt" style:language-complex="ar" style:country-complex="SA" style:font-weight-complex="bold"/>
    </style:style>
    <style:style style:name="T21" style:family="text">
      <style:text-properties officeooo:rsid="003eb4fe"/>
    </style:style>
    <style:style style:name="T22" style:family="text">
      <style:text-properties fo:font-style="italic" officeooo:rsid="003eb4fe" style:font-style-asian="italic" style:font-style-complex="italic"/>
    </style:style>
    <style:style style:name="T23" style:family="text">
      <style:text-properties officeooo:rsid="0040bb18"/>
    </style:style>
    <style:style style:name="T24" style:family="text">
      <style:text-properties officeooo:rsid="00422cd0"/>
    </style:style>
    <style:style style:name="T25" style:family="text">
      <style:text-properties officeooo:rsid="0042cbab"/>
    </style:style>
    <style:style style:name="T26" style:family="text">
      <style:text-properties style:text-line-through-style="none" style:text-line-through-type="none" fo:language="en" fo:country="US" fo:font-style="normal" fo:font-weight="bold" style:font-style-asian="normal" style:font-weight-asian="bold" style:font-style-complex="normal" style:font-weight-complex="bold"/>
    </style:style>
    <style:style style:name="T27" style:family="text">
      <style:text-properties fo:color="#569cd6"/>
    </style:style>
    <style:style style:name="T28" style:family="text">
      <style:text-properties officeooo:rsid="00443df3"/>
    </style:style>
    <style:style style:name="T29" style:family="text">
      <style:text-properties fo:color="#00a65d" fo:font-weight="normal" officeooo:rsid="00368908" style:font-weight-asian="normal" style:font-weight-complex="normal"/>
    </style:style>
    <style:style style:name="T30" style:family="text">
      <style:text-properties fo:color="#21409a" fo:font-weight="normal" officeooo:rsid="00368908" style:font-weight-asian="normal" style:font-weight-complex="normal"/>
    </style:style>
    <style:style style:name="T31" style:family="text">
      <style:text-properties officeooo:rsid="00368908"/>
    </style:style>
    <style:style style:name="T32" style:family="text">
      <style:text-properties fo:color="#0000ff"/>
    </style:style>
    <style:style style:name="T33" style:family="text">
      <style:text-properties fo:color="#0000ff" style:font-name="monospace" fo:font-size="10.5pt" fo:font-style="normal" fo:font-weight="normal"/>
    </style:style>
    <style:style style:name="T34" style:family="text">
      <style:text-properties fo:color="#008000"/>
    </style:style>
    <style:style style:name="T35" style:family="text">
      <style:text-properties fo:color="#008000" style:font-name="monospace" fo:font-size="10.5pt" fo:font-style="normal" fo:font-weight="normal"/>
    </style:style>
    <style:style style:name="T36" style:family="text">
      <style:text-properties fo:color="#008080"/>
    </style:style>
    <style:style style:name="T37" style:family="text">
      <style:text-properties fo:color="#008080" style:font-name="monospace" fo:font-size="10.5pt" fo:font-style="normal" fo:font-weight="normal"/>
    </style:style>
    <style:style style:name="T38" style:family="text">
      <style:text-properties fo:color="#007788"/>
    </style:style>
    <style:style style:name="T39" style:family="text">
      <style:text-properties fo:color="#007788" style:font-name="monospace" fo:font-size="10.5pt" fo:font-style="normal" fo:font-weight="normal"/>
    </style:style>
    <style:style style:name="T40" style:family="text">
      <style:text-properties fo:color="#000080"/>
    </style:style>
    <style:style style:name="T41" style:family="text">
      <style:text-properties fo:color="#000080" style:font-name="monospace" fo:font-size="10.5pt" fo:font-style="normal" fo:font-weight="normal"/>
    </style:style>
    <style:style style:name="T42" style:family="text">
      <style:text-properties fo:color="#000040"/>
    </style:style>
    <style:style style:name="T43" style:family="text">
      <style:text-properties fo:color="#000040" style:font-name="monospace" fo:font-size="10.5pt" fo:font-style="normal" fo:font-weight="normal"/>
    </style:style>
    <style:style style:name="T44" style:family="text">
      <style:text-properties style:font-name="monospace" fo:font-size="10.5pt" fo:font-style="normal" fo:font-weight="normal"/>
    </style:style>
    <style:style style:name="T45" style:family="text">
      <style:text-properties fo:color="#0000dd" style:font-name="monospace" fo:font-size="10.5pt" fo:font-style="normal" fo:font-weight="normal"/>
    </style:style>
    <style:style style:name="T46" style:family="text">
      <style:text-properties fo:color="#ff0000" style:font-name="monospace" fo:font-size="10.5pt" fo:font-style="normal" fo:font-weight="normal"/>
    </style:style>
    <style:style style:name="T47" style:family="text">
      <style:text-properties fo:color="#666666" style:font-name="monospace" fo:font-size="10.5pt" fo:font-style="normal" fo:font-weight="normal"/>
    </style:style>
    <style:style style:name="T48" style:family="text">
      <style:text-properties officeooo:rsid="00494473"/>
    </style:style>
    <style:style style:name="T49" style:family="text">
      <style:text-properties officeooo:rsid="004f414a"/>
    </style:style>
    <style:style style:name="T50" style:family="text">
      <style:text-properties officeooo:rsid="00531f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осковский авиационный институт</text:p>
      <text:p text:style-name="P4">(Национальный исследовательский университет)</text:p>
      <text:p text:style-name="P8"/>
      <text:p text:style-name="P10">Факультет <text:span text:style-name="T2">и</text:span>нформационны<text:span text:style-name="T2">х </text:span>технологи<text:span text:style-name="T2">й</text:span> и прикладн<text:span text:style-name="T2">ой </text:span>математик<text:span text:style-name="T2">и</text:span></text:p>
      <text:p text:style-name="P10"/>
      <text:p text:style-name="P9"><text:span text:style-name="T5">Кафедра </text:span><text:span text:style-name="T6">в</text:span><text:span text:style-name="T5">ычислительн</text:span><text:span text:style-name="T6">ой</text:span><text:span text:style-name="T5"> математик</text:span><text:span text:style-name="T6">и</text:span><text:span text:style-name="T5"> и <text:s/>программировани</text:span><text:span text:style-name="T6">я</text:span><text:span text:style-name="T5"> </text:span><text:s text:c="2"/></text:p>
      <text:p text:style-name="P1"><text:s/></text:p>
      <text:p text:style-name="P1"><text:s/></text:p>
      <text:p text:style-name="P1"><text:s/></text:p>
      <text:p text:style-name="P1"><text:s/></text:p>
      <text:p text:style-name="P5"><text:span text:style-name="T3">Лабораторная работа № </text:span><text:span text:style-name="T7">3</text:span><text:span text:style-name="T4"> по курсу «Операционные системы»</text:span></text:p>
      <text:p text:style-name="P6"/>
      <text:p text:style-name="P1"/>
      <text:p text:style-name="P7"><text:s/></text:p>
      <text:p text:style-name="P7"><text:s/></text:p>
      <text:p text:style-name="P1"><text:s/></text:p>
      <text:p text:style-name="P18">Студент<text:span text:style-name="T1">ка</text:span>: <text:span text:style-name="T1">Варламова Анна Борисовна</text:span></text:p>
      <text:p text:style-name="P18">Группа: <text:span text:style-name="T25">М</text:span>8<text:span text:style-name="T10">О</text:span>-20<text:span text:style-name="T25">7Б-20</text:span></text:p>
      <text:p text:style-name="P18">Преподаватель: <text:span text:style-name="T2">Е. С. Миронов</text:span></text:p>
      <text:p text:style-name="P19">Вариант: <text:span text:style-name="T1">4</text:span></text:p>
      <text:p text:style-name="P18">Дата: <text:s text:c="2"/><text:span text:style-name="T1">05.12.2021</text:span></text:p>
      <text:p text:style-name="P18">Оценка:</text:p>
      <text:p text:style-name="P3"/>
      <text:p text:style-name="P3"/>
      <text:p text:style-name="P3"/>
      <text:p text:style-name="P3"/>
      <text:p text:style-name="P1"/>
      <text:p text:style-name="P17"><text:soft-page-break/>Лабораторная работа №<text:span text:style-name="T11">3</text:span></text:p>
      <text:list xml:id="list432042717" text:style-name="L1">
        <text:list-item>
          <text:p text:style-name="P55">Постановка задачи</text:p>
        </text:list-item>
      </text:list>
      <text:p text:style-name="P50">Составить и отладить программу на языке С++, обрабатывающую данные в многопоточном режиме. Использовать стандартные средства создания потоков операционной системы <text:span text:style-name="T1">Li</text:span>nix. Предусмотреть возможность ограничить максимальное количество потоков, используемых в программе. </text:p>
      <text:p text:style-name="P56">Вариант <text:span text:style-name="T1">4</text:span>:</text:p>
      <text:p text:style-name="P51">Отсортировать массив целых чисел при помощи TimSort.</text:p>
      <text:p text:style-name="Standard"/>
      <text:list xml:id="list50206853549498" text:continue-numbering="true" text:style-name="L1">
        <text:list-item>
          <text:p text:style-name="P55">Метод решения</text:p>
        </text:list-item>
      </text:list>
      <text:p text:style-name="P24">Используются следующие системные вызовы:</text:p>
      <text:list xml:id="list962417067" text:style-name="WWNum1">
        <text:list-item>
          <text:p text:style-name="P52"><text:span text:style-name="T20">thread() – </text:span><text:span text:style-name="T8">создает новый поток выполнения в программе.</text:span></text:p>
        </text:list-item>
        <text:list-item>
          <text:p text:style-name="P20"><text:span text:style-name="T26">thread.join()</text:span><text:span text:style-name="T18"> – </text:span><text:span text:style-name="T19">для блокировки потока.</text:span></text:p>
        </text:list-item>
      </text:list>
      <text:p text:style-name="P61">Краткий алгоритм решения поставленной задачи:</text:p>
      <text:list xml:id="list1938719365" text:style-name="L2">
        <text:list-item>
          <text:p text:style-name="P25">Вводится максимальное количество потоков, считываются числа</text:p>
        </text:list-item>
        <text:list-item>
          <text:p text:style-name="P27">Если длина вектора меньше 64, то он сортируется вставкой</text:p>
        </text:list-item>
        <text:list-item>
          <text:p text:style-name="P27">Если длина вектора больше 64, <text:span text:style-name="T23">выполняется функция TimSort: </text:span></text:p>
          <text:list>
            <text:list-item>
              <text:p text:style-name="P28"><text:s/><text:span text:style-name="T21">По длине вектора чисел вычисляется minrun – размер </text:span><text:span text:style-name="T22">run</text:span><text:span text:style-name="T21">а – минимальный размер подвектора.</text:span></text:p>
              <text:p text:style-name="P26">Это функция GetMinrun, в ней используются побитовые операции, с помощью которых рассчитывается размер рана, больше 32 и меньше 64, который показал наилучшие результаты у Тима Сорта, к тому же он обеспечивает, что при делении размера вектора на минран будет получено число, лизкое к степени двойки.</text:p>
            </text:list-item>
            <text:list-item>
              <text:p text:style-name="P29">Исходный вектор «разбивается» на части. На самом деле, создаётся новый вектор runs, в котором друг за другом хранятся индексы начала ранов и их длины. Минимальный <text:soft-page-break/>размера рана – минран, но может быть и больше, если сохраняется порядок возрастания.</text:p>
              <text:p text:style-name="P30"/>
              <text:p text:style-name="P21">*** Часть с потоками ***</text:p>
            </text:list-item>
            <text:list-item>
              <text:p text:style-name="P31">Сортировка вставками. Создаём один на всю функцию timsort массив потоков размера minrun (можно и вектор, но памяти не критично много расходуется). Далее проходимся по вектору runs, создавая каждый раз поток, в который передаём функцию insert_sort, <text:span text:style-name="T24">вектор чисел, индекс начала рана и его длину. Но в случае, если уже достигнуто максимальное количество потоков, дожидаемся их завершения и только тогда создаём новый. У меня завершаются все потоки, но я сейчас подумала, что можно было бы только первый завершить. Это бы повысило скорость.</text:span></text:p>
            </text:list-item>
            <text:list-item>
              <text:p text:style-name="P32">Отсортированные массивы нужно слить в один. Проходясь по вектру runs каждый раз, соединяем пары векторов, пока в векторе не останутся 2 числа: индекс начала вектора <text:s/>0 и его длина, равная длине исходного неортированного массива. Каждый раз, сливая векторы, <text:s/>передаём их координаты и функцию merge в поток.</text:p>
            </text:list-item>
          </text:list>
        </text:list-item>
      </text:list>
      <text:p text:style-name="P22"/>
      <text:p text:style-name="P23">Немного о функциях</text:p>
      <text:p text:style-name="P48"><text:span text:style-name="T27">void</text:span> insert_sort(std::vector&lt;<text:span text:style-name="T27">int</text:span>&gt; <text:span text:style-name="T27">&amp;</text:span>vec, <text:span text:style-name="T27">size_t</text:span> start, <text:span text:style-name="T27">size_t</text:span> length)</text:p>
      <text:p text:style-name="P33">Стандартная сортировка вставками, но выглядит запутанно из-за индексов вектора forsort, переданного в функцию как vec. Обрабатывает только часть, заданную параметрами start и lenght.</text:p>
      <text:p text:style-name="P33"/>
      <text:p text:style-name="P49"><text:span text:style-name="T27">void</text:span> merge(std::vector&lt;<text:span text:style-name="T27">int</text:span>&gt; <text:span text:style-name="T27">&amp;</text:span>vec, <text:span text:style-name="T27">size_t</text:span> start1, <text:span text:style-name="T27">size_t</text:span> len1, <text:span text:style-name="T27">size_t</text:span> start2, <text:span text:style-name="T27">size_t</text:span> len2)</text:p>
      <text:p text:style-name="P34">В отличие от первой сортировки, в неё передаются параметры двух векторов, которые нужно слить. Это часть известной сортировки слиянием, когда уже отсортированные массивы соединяются в один. Здесь отклонение от алгоритма TimSort в порядке слияния векторов, сделано было, чтобы как можно больше разграничить память.</text:p>
      <text:list xml:id="list50206210271136" text:continue-list="list50206853549498" text:style-name="L1">
        <text:list-item>
          <text:p text:style-name="P57"><text:soft-page-break/>Тес<text:span text:style-name="T28">ты</text:span></text:p>
        </text:list-item>
      </text:list>
      <text:p text:style-name="P35">Здесь я приведу пример для сортировки 500 чисел, так как большие <text:s/>массивы неудобно смотреть.</text:p>
      <text:p text:style-name="P35"/>
      <text:p text:style-name="P45"><text:span text:style-name="T29">ann@ann</text:span><text:span text:style-name="T9">:</text:span><text:span text:style-name="T30">~/os/lab3</text:span><text:span text:style-name="T9">$ ./a.out 4</text:span></text:p>
      <text:p text:style-name="P45"><text:span text:style-name="T31">Max threads number is 4</text:span></text:p>
      <text:p text:style-name="P45"><text:span text:style-name="T9">Enter vector for sorting:</text:span></text:p>
      <text:p text:style-name="P45"><text:span text:style-name="T9">95 665 998 -56 867 713 682 771 903 602 10 783 484 329 192 139 470 573 766 564 466 -93 828 506 950 816 620 722 80 -89 38 -15 752 756 639 232 -52 143 660 944 787 902 663 899 688 536 199 318 189 498 955 317 -100 9 226 215 426 786 465 626 313 633 861 646 731 192 843 578 932 190 836 117 959 720 679 608 244 234 342 874 729 761 366 939 316 758 434 605 861 402 210 164 722 185 289 361 720 942 32 515 306 551 168 -41 101 62 -95 204 162 724 297 625 424 48 -80 975 45 764 104 39 857 964 776 326 878 124 46 28 408 614 23 805 889 710 457 857 749 620 367 560 151 854 489 424 817 625 545 183 409 645 544 619 419 619 148 983 64 491 144 786 575 -47 963 998 884 783 145 367 186 118 726 -66 860 356 355 820 903 329 643 918 621 685 917 108 -71 670 23 -99 727 -19 300 694 500 761 897 553 809 867 959 402 187 87 452 769 503 494 9 200 524 207 838 595 80 -41 723 74 808 187 287 635 858 342 877 562 428 29 745 -76 610 -59 395 448 79 987 655 443 475 810 77 203 340 358 22 -20 176 196 564 825 646 31 411 955 653 56 144 918 812 875 -67 990 272 268 945 272 938 25 788 -24 438 -60 -9 629 120 864 909 233 342 906 681 4 506 542 929 59 947 667 31 813 432 68 866 878 32 -50 250 457 662 843 340 637 547 119 77 177 371 376 684 864 393 989 -92 648 831 12 429 826 266 238 950 83 19 312 822 776 580 560 36 936 647 949 -62 692 155 939 138 332 749 233 593 -15 37 531 298 264 419 658 536 715 539 116 802 869 3 606 206 409 120 299 614 996 -90 252 210 800 537 584 282 998 623 242 153 443 816 306 806 212 730 762 564 327 902 172 -65 -52 611 34 411 410 -83 511 489 151 808 177 802 -41 -53 -27 713 860 717 381 -52 468 662 272 312 716 377 -92 956 34 307 42 758 996 807 -93 480 143 398 56 732 897 507 62 925 544 548 639 938 944 66 593 244 -14 256 493 167 970 431 831 579 696 39 439 129 567 117 693 603 270 620 900 754 764 71 929 39 -14 -80 189 474 195 624 876 396 64 520 997 984 740 824 </text:span><text:soft-page-break/><text:span text:style-name="T9">894 331 26 155 577 351 510 484 243 611 466 613 0 203 663 152 784 201 626 709 732 231 962 333 868 534 114</text:span></text:p>
      <text:p text:style-name="P45"><text:span text:style-name="T31">Size = 500</text:span></text:p>
      <text:p text:style-name="P45"><text:span text:style-name="T31">MINRUN = 63</text:span></text:p>
      <text:p text:style-name="P45"><text:span text:style-name="T31">Time: 3156 microseconds</text:span></text:p>
      <text:p text:style-name="P45"><text:span text:style-name="T9">Sorted vector:</text:span></text:p>
      <text:p text:style-name="P45"><text:span text:style-name="T9">-100 -99 -95 -93 -93 -92 -92 -90 -89 -83 -80 -80 -76 -71 -67 -66 -65 -62 -60 -59 -56 -53 -52 -52 -52 -50 -47 -41 -41 -41 -27 -24 -20 -19 -15 -15 -14 -14 -9 0 3 4 9 9 10 12 19 22 23 23 25 26 28 29 31 31 32 32 34 34 36 37 38 39 39 39 42 45 46 48 56 56 59 62 62 64 64 66 68 71 74 77 77 79 80 80 83 87 95 101 104 108 114 116 117 117 118 119 120 120 124 129 138 139 143 143 144 144 145 148 151 151 152 153 155 155 162 164 167 168 172 176 177 177 183 185 186 187 187 189 189 190 192 192 195 196 199 200 201 203 203 204 206 207 210 210 212 215 226 231 232 233 233 234 238 242 243 244 244 250 252 256 264 266 268 270 272 272 272 282 287 289 297 298 299 300 306 306 307 312 312 313 316 317 318 326 327 329 329 331 332 333 340 340 342 342 342 351 355 356 358 361 366 367 367 371 376 377 381 393 395 396 398 402 402 408 409 409 410 411 411 419 419 424 424 426 428 429 431 432 434 438 439 443 443 448 452 457 457 465 466 466 468 470 474 475 480 484 484 489 489 491 493 494 498 500 503 506 506 507 510 511 515 520 524 531 534 536 536 537 539 542 544 544 545 547 548 551 553 560 560 562 564 564 564 567 573 575 577 578 579 580 584 593 593 595 602 603 605 606 608 610 611 611 613 614 614 619 619 620 620 620 621 623 624 625 625 626 626 629 633 635 637 639 639 643 645 646 646 647 648 653 655 658 660 662 662 663 663 665 667 670 679 681 682 684 685 688 692 693 694 696 709 710 713 713 715 716 717 720 720 722 722 723 724 726 727 729 730 731 732 732 740 745 749 749 752 754 756 758 758 761 761 762 764 764 766 769 771 776 776 783 783 784 786 786 787 788 800 802 802 805 806 807 808 808 809 810 812 813 816 816 817 820 822 824 825 826 828 831 831 836 838 843 843 854 857 857 858 860 860 861 861 864 864 866 867 867 868 869 874 875 876 877 878 878 884 889 894 897 897 899 900 902 902 903 903 906 909 917 918 918 925 929 929 932 936 938 938 939 939 942 944 944 945 947 949 950 950 955 955 956 959 959 962 963 964 970 975 983 984 987 989 990 996 996 997 998 998 998</text:span></text:p>
      <text:p text:style-name="P46"><text:soft-page-break/><text:span text:style-name="T9">Н</text:span><text:span text:style-name="T8">евооружённым глазом заметно, что последовательность отсортировалась правильно.</text:span></text:p>
      <text:p text:style-name="P12"/>
      <text:list xml:id="list50207024965169" text:continue-numbering="true" text:style-name="L1">
        <text:list-item>
          <text:p text:style-name="P60">Анализ скорости и эффективности</text:p>
        </text:list-item>
      </text:list>
      <text:p text:style-name="P39">Рассмотрим сначала сортировку 11000 чисел.</text:p>
      <table:table table:name="Таблица2" table:style-name="Таблица2">
        <table:table-column table:style-name="Таблица2.A"/>
        <table:table-column table:style-name="Таблица2.B"/>
        <table:table-column table:style-name="Таблица2.C" table:number-columns-repeated="3"/>
        <table:table-row>
          <table:table-cell table:style-name="Таблица2.A1" office:value-type="string">
            <text:p text:style-name="P64">Колисетво потоков <text:span text:style-name="T5">p</text:span></text:p>
          </table:table-cell>
          <table:table-cell table:style-name="Таблица2.A1" office:value-type="string">
            <text:p text:style-name="P64">Время сортировки с одним потоком <text:span text:style-name="T5">T1</text:span> (мкс)</text:p>
          </table:table-cell>
          <table:table-cell table:style-name="Таблица2.A1" office:value-type="string">
            <text:p text:style-name="P64">Сортировка с <text:span text:style-name="T5">p</text:span> потоками <text:span text:style-name="T5">Tp</text:span> (мкс)</text:p>
          </table:table-cell>
          <table:table-cell table:style-name="Таблица2.A1" office:value-type="string">
            <text:p text:style-name="P63">Ускорение</text:p>
            <text:p text:style-name="P62"><text:span text:style-name="T8">(</text:span>Sp<text:span text:style-name="T8">=</text:span>T1/Tp<text:span text:style-name="T8">)</text:span></text:p>
          </table:table-cell>
          <table:table-cell table:style-name="Таблица2.E1" office:value-type="string">
            <text:p text:style-name="P63">Эффективность</text:p>
            <text:p text:style-name="P63">(<text:span text:style-name="T5">Xp</text:span><text:span text:style-name="T8">=Sp/p)</text:span></text:p>
          </table:table-cell>
        </table:table-row>
        <table:table-row>
          <table:table-cell table:style-name="Таблица2.A2" office:value-type="string">
            <text:p text:style-name="P66">1</text:p>
          </table:table-cell>
          <table:table-cell table:style-name="Таблица2.A2" office:value-type="string">
            <text:p text:style-name="P66">31661</text:p>
          </table:table-cell>
          <table:table-cell table:style-name="Таблица2.A2" office:value-type="string">
            <text:p text:style-name="P66">31661</text:p>
          </table:table-cell>
          <table:table-cell table:style-name="Таблица2.A2" office:value-type="string">
            <text:p text:style-name="P66">1</text:p>
          </table:table-cell>
          <table:table-cell table:style-name="Таблица2.E2" office:value-type="string">
            <text:p text:style-name="P70">1</text:p>
          </table:table-cell>
        </table:table-row>
        <table:table-row>
          <table:table-cell table:style-name="Таблица2.A2" office:value-type="string">
            <text:p text:style-name="P66">2</text:p>
          </table:table-cell>
          <table:table-cell table:style-name="Таблица2.A2" office:value-type="string">
            <text:p text:style-name="P66">31661</text:p>
          </table:table-cell>
          <table:table-cell table:style-name="Таблица2.A2" office:value-type="string">
            <text:p text:style-name="P66">21764</text:p>
          </table:table-cell>
          <table:table-cell table:style-name="Таблица2.A2" office:value-type="string">
            <text:p text:style-name="P66">1,4547</text:p>
          </table:table-cell>
          <table:table-cell table:style-name="Таблица2.E2" office:value-type="string">
            <text:p text:style-name="P70">0,7273</text:p>
          </table:table-cell>
        </table:table-row>
        <table:table-row>
          <table:table-cell table:style-name="Таблица2.A2" office:value-type="string">
            <text:p text:style-name="P66">3</text:p>
          </table:table-cell>
          <table:table-cell table:style-name="Таблица2.A2" office:value-type="string">
            <text:p text:style-name="P66">31661</text:p>
          </table:table-cell>
          <table:table-cell table:style-name="Таблица2.A2" office:value-type="string">
            <text:p text:style-name="P66">29352</text:p>
          </table:table-cell>
          <table:table-cell table:style-name="Таблица2.A2" office:value-type="string">
            <text:p text:style-name="P66">1,0787</text:p>
          </table:table-cell>
          <table:table-cell table:style-name="Таблица2.E2" office:value-type="string">
            <text:p text:style-name="P70">0,3596</text:p>
          </table:table-cell>
        </table:table-row>
        <table:table-row>
          <table:table-cell table:style-name="Таблица2.A2" office:value-type="string">
            <text:p text:style-name="P66">4</text:p>
          </table:table-cell>
          <table:table-cell table:style-name="Таблица2.A2" office:value-type="string">
            <text:p text:style-name="P66">31661</text:p>
          </table:table-cell>
          <table:table-cell table:style-name="Таблица2.A2" office:value-type="string">
            <text:p text:style-name="P66">27828</text:p>
          </table:table-cell>
          <table:table-cell table:style-name="Таблица2.A2" office:value-type="string">
            <text:p text:style-name="P70">1,1377</text:p>
          </table:table-cell>
          <table:table-cell table:style-name="Таблица2.E2" office:value-type="string">
            <text:p text:style-name="P70">0,2844</text:p>
          </table:table-cell>
        </table:table-row>
        <table:table-row>
          <table:table-cell table:style-name="Таблица2.A2" office:value-type="string">
            <text:p text:style-name="P66">5</text:p>
          </table:table-cell>
          <table:table-cell table:style-name="Таблица2.A2" office:value-type="string">
            <text:p text:style-name="P66">31661</text:p>
          </table:table-cell>
          <table:table-cell table:style-name="Таблица2.A2" office:value-type="string">
            <text:p text:style-name="P66">23379</text:p>
          </table:table-cell>
          <table:table-cell table:style-name="Таблица2.A2" office:value-type="string">
            <text:p text:style-name="P70">1,3542</text:p>
          </table:table-cell>
          <table:table-cell table:style-name="Таблица2.E2" office:value-type="string">
            <text:p text:style-name="P70">0,2708</text:p>
          </table:table-cell>
        </table:table-row>
        <table:table-row>
          <table:table-cell table:style-name="Таблица2.A2" office:value-type="string">
            <text:p text:style-name="P66">6</text:p>
          </table:table-cell>
          <table:table-cell table:style-name="Таблица2.A2" office:value-type="string">
            <text:p text:style-name="P66">31661</text:p>
          </table:table-cell>
          <table:table-cell table:style-name="Таблица2.A2" office:value-type="string">
            <text:p text:style-name="P66">28879</text:p>
          </table:table-cell>
          <table:table-cell table:style-name="Таблица2.A2" office:value-type="string">
            <text:p text:style-name="P70">1,0963</text:p>
          </table:table-cell>
          <table:table-cell table:style-name="Таблица2.E2" office:value-type="string">
            <text:p text:style-name="P70">0,1827</text:p>
          </table:table-cell>
        </table:table-row>
        <table:table-row>
          <table:table-cell table:style-name="Таблица2.A2" office:value-type="string">
            <text:p text:style-name="P66">7</text:p>
          </table:table-cell>
          <table:table-cell table:style-name="Таблица2.A2" office:value-type="string">
            <text:p text:style-name="P66">31661</text:p>
          </table:table-cell>
          <table:table-cell table:style-name="Таблица2.A2" office:value-type="string">
            <text:p text:style-name="P66">28184</text:p>
          </table:table-cell>
          <table:table-cell table:style-name="Таблица2.A2" office:value-type="string">
            <text:p text:style-name="P70">1,1234</text:p>
          </table:table-cell>
          <table:table-cell table:style-name="Таблица2.E2" office:value-type="string">
            <text:p text:style-name="P70">0,1605</text:p>
          </table:table-cell>
        </table:table-row>
        <table:table-row>
          <table:table-cell table:style-name="Таблица2.A2" office:value-type="string">
            <text:p text:style-name="P66">8</text:p>
          </table:table-cell>
          <table:table-cell table:style-name="Таблица2.A2" office:value-type="string">
            <text:p text:style-name="P66">31661</text:p>
          </table:table-cell>
          <table:table-cell table:style-name="Таблица2.A2" office:value-type="string">
            <text:p text:style-name="P66">30146</text:p>
          </table:table-cell>
          <table:table-cell table:style-name="Таблица2.A2" office:value-type="string">
            <text:p text:style-name="P70">1,0503</text:p>
          </table:table-cell>
          <table:table-cell table:style-name="Таблица2.E2" office:value-type="string">
            <text:p text:style-name="P70">0,1313</text:p>
          </table:table-cell>
        </table:table-row>
        <table:table-row>
          <table:table-cell table:style-name="Таблица2.A2" office:value-type="string">
            <text:p text:style-name="P66">9</text:p>
          </table:table-cell>
          <table:table-cell table:style-name="Таблица2.A2" office:value-type="string">
            <text:p text:style-name="P66">31661</text:p>
          </table:table-cell>
          <table:table-cell table:style-name="Таблица2.A2" office:value-type="string">
            <text:p text:style-name="P66">28031</text:p>
          </table:table-cell>
          <table:table-cell table:style-name="Таблица2.A2" office:value-type="string">
            <text:p text:style-name="P70">1,1295</text:p>
          </table:table-cell>
          <table:table-cell table:style-name="Таблица2.E2" office:value-type="string">
            <text:p text:style-name="P70">0,1255</text:p>
          </table:table-cell>
        </table:table-row>
        <table:table-row>
          <table:table-cell table:style-name="Таблица2.A2" office:value-type="string">
            <text:p text:style-name="P66">10</text:p>
          </table:table-cell>
          <table:table-cell table:style-name="Таблица2.A2" office:value-type="string">
            <text:p text:style-name="P66">31661</text:p>
          </table:table-cell>
          <table:table-cell table:style-name="Таблица2.A2" office:value-type="string">
            <text:p text:style-name="P66">31372</text:p>
          </table:table-cell>
          <table:table-cell table:style-name="Таблица2.A2" office:value-type="string">
            <text:p text:style-name="P70">1,0092</text:p>
          </table:table-cell>
          <table:table-cell table:style-name="Таблица2.E2" office:value-type="string">
            <text:p text:style-name="P70">0,1009</text:p>
          </table:table-cell>
        </table:table-row>
      </table:table>
      <text:p text:style-name="P39"/>
      <text:p text:style-name="P40">Здесь видно, что эффективность понижается с увеличением числа потоков, но плохо просматривается закономерность в ускорении.</text:p>
      <text:p text:style-name="P40">Возьмём массив из 30000 тысяч чисел.</text:p>
      <text:p text:style-name="P40"/>
      <table:table table:name="Таблица1" table:style-name="Таблица1">
        <table:table-column table:style-name="Таблица1.A" table:number-columns-repeated="5"/>
        <table:table-row>
          <table:table-cell table:style-name="Таблица1.A1" office:value-type="string">
            <text:p text:style-name="P64">Колисетво потоков <text:span text:style-name="T5">p</text:span></text:p>
          </table:table-cell>
          <table:table-cell table:style-name="Таблица1.A1" office:value-type="string">
            <text:p text:style-name="P65">Время сортировки с одним потоком <text:span text:style-name="T5">T1</text:span> (мкс)</text:p>
          </table:table-cell>
          <table:table-cell table:style-name="Таблица1.A1" office:value-type="string">
            <text:p text:style-name="P65">Время сортировки с одним потоком <text:span text:style-name="T5">T1</text:span> (мкс)</text:p>
          </table:table-cell>
          <table:table-cell table:style-name="Таблица1.A1" office:value-type="string">
            <text:p text:style-name="P63">Ускорение</text:p>
            <text:p text:style-name="P62"><text:span text:style-name="T8">(</text:span>Sp<text:span text:style-name="T8">=</text:span>T1/Tp<text:span text:style-name="T8">)</text:span></text:p>
          </table:table-cell>
          <table:table-cell table:style-name="Таблица1.E1" office:value-type="string">
            <text:p text:style-name="P63">Эффективность</text:p>
            <text:p text:style-name="P63">(<text:span text:style-name="T5">Xp</text:span><text:span text:style-name="T8">=Sp/p)</text:span></text:p>
          </table:table-cell>
        </table:table-row>
        <table:table-row>
          <table:table-cell table:style-name="Таблица1.A2" office:value-type="string">
            <text:p text:style-name="P66">1</text:p>
          </table:table-cell>
          <table:table-cell table:style-name="Таблица1.A2" office:value-type="string">
            <text:p text:style-name="P67">60991</text:p>
          </table:table-cell>
          <table:table-cell table:style-name="Таблица1.A2" office:value-type="string">
            <text:p text:style-name="P68">60991</text:p>
          </table:table-cell>
          <table:table-cell table:style-name="Таблица1.A2" office:value-type="string">
            <text:p text:style-name="P71">1</text:p>
          </table:table-cell>
          <table:table-cell table:style-name="Таблица1.E2" office:value-type="string">
            <text:p text:style-name="P71">1</text:p>
          </table:table-cell>
        </table:table-row>
        <table:table-row>
          <table:table-cell table:style-name="Таблица1.A2" office:value-type="string">
            <text:p text:style-name="P66">2</text:p>
          </table:table-cell>
          <table:table-cell table:style-name="Таблица1.A2" office:value-type="string">
            <text:p text:style-name="P67">44843</text:p>
          </table:table-cell>
          <table:table-cell table:style-name="Таблица1.A2" office:value-type="string">
            <text:p text:style-name="P68">60991</text:p>
          </table:table-cell>
          <table:table-cell table:style-name="Таблица1.A2" office:value-type="string">
            <text:p text:style-name="P71">1,36</text:p>
          </table:table-cell>
          <table:table-cell table:style-name="Таблица1.E2" office:value-type="string">
            <text:p text:style-name="P72">0,68</text:p>
          </table:table-cell>
        </table:table-row>
        <table:table-row>
          <table:table-cell table:style-name="Таблица1.A2" office:value-type="string">
            <text:p text:style-name="P66">3</text:p>
          </table:table-cell>
          <table:table-cell table:style-name="Таблица1.A2" office:value-type="string">
            <text:p text:style-name="P67">40417</text:p>
          </table:table-cell>
          <table:table-cell table:style-name="Таблица1.A2" office:value-type="string">
            <text:p text:style-name="P68">60991</text:p>
          </table:table-cell>
          <table:table-cell table:style-name="Таблица1.A2" office:value-type="string">
            <text:p text:style-name="P71">1,51</text:p>
          </table:table-cell>
          <table:table-cell table:style-name="Таблица1.E2" office:value-type="string">
            <text:p text:style-name="P72">0,50</text:p>
          </table:table-cell>
        </table:table-row>
        <text:soft-page-break/>
        <table:table-row>
          <table:table-cell table:style-name="Таблица1.A2" office:value-type="string">
            <text:p text:style-name="P66">4</text:p>
          </table:table-cell>
          <table:table-cell table:style-name="Таблица1.A2" office:value-type="string">
            <text:p text:style-name="P67">35674</text:p>
          </table:table-cell>
          <table:table-cell table:style-name="Таблица1.A2" office:value-type="string">
            <text:p text:style-name="P68">60991</text:p>
          </table:table-cell>
          <table:table-cell table:style-name="Таблица1.A2" office:value-type="string">
            <text:p text:style-name="P71">1,71</text:p>
          </table:table-cell>
          <table:table-cell table:style-name="Таблица1.E2" office:value-type="string">
            <text:p text:style-name="P72">0,42</text:p>
          </table:table-cell>
        </table:table-row>
        <table:table-row>
          <table:table-cell table:style-name="Таблица1.A2" office:value-type="string">
            <text:p text:style-name="P66">5</text:p>
          </table:table-cell>
          <table:table-cell table:style-name="Таблица1.A2" office:value-type="string">
            <text:p text:style-name="P67">39613</text:p>
          </table:table-cell>
          <table:table-cell table:style-name="Таблица1.A2" office:value-type="string">
            <text:p text:style-name="P68">60991</text:p>
          </table:table-cell>
          <table:table-cell table:style-name="Таблица1.A2" office:value-type="string">
            <text:p text:style-name="P71">1,54</text:p>
          </table:table-cell>
          <table:table-cell table:style-name="Таблица1.E2" office:value-type="string">
            <text:p text:style-name="P72">0,31</text:p>
          </table:table-cell>
        </table:table-row>
        <table:table-row>
          <table:table-cell table:style-name="Таблица1.A2" office:value-type="string">
            <text:p text:style-name="P66">6</text:p>
          </table:table-cell>
          <table:table-cell table:style-name="Таблица1.A2" office:value-type="string">
            <text:p text:style-name="P67">40304</text:p>
          </table:table-cell>
          <table:table-cell table:style-name="Таблица1.A2" office:value-type="string">
            <text:p text:style-name="P68">60991</text:p>
          </table:table-cell>
          <table:table-cell table:style-name="Таблица1.A2" office:value-type="string">
            <text:p text:style-name="P71">1,51</text:p>
          </table:table-cell>
          <table:table-cell table:style-name="Таблица1.E2" office:value-type="string">
            <text:p text:style-name="P72">0,25</text:p>
          </table:table-cell>
        </table:table-row>
        <table:table-row>
          <table:table-cell table:style-name="Таблица1.A2" office:value-type="string">
            <text:p text:style-name="P66">7</text:p>
          </table:table-cell>
          <table:table-cell table:style-name="Таблица1.A2" office:value-type="string">
            <text:p text:style-name="P67">40304</text:p>
          </table:table-cell>
          <table:table-cell table:style-name="Таблица1.A2" office:value-type="string">
            <text:p text:style-name="P68">60991</text:p>
          </table:table-cell>
          <table:table-cell table:style-name="Таблица1.A2" office:value-type="string">
            <text:p text:style-name="P71">1,51</text:p>
          </table:table-cell>
          <table:table-cell table:style-name="Таблица1.E2" office:value-type="string">
            <text:p text:style-name="P72">0,22</text:p>
          </table:table-cell>
        </table:table-row>
        <table:table-row>
          <table:table-cell table:style-name="Таблица1.A2" office:value-type="string">
            <text:p text:style-name="P66">8</text:p>
          </table:table-cell>
          <table:table-cell table:style-name="Таблица1.A2" office:value-type="string">
            <text:p text:style-name="P67">42587</text:p>
          </table:table-cell>
          <table:table-cell table:style-name="Таблица1.A2" office:value-type="string">
            <text:p text:style-name="P68">60991</text:p>
          </table:table-cell>
          <table:table-cell table:style-name="Таблица1.A2" office:value-type="string">
            <text:p text:style-name="P71">1,43</text:p>
          </table:table-cell>
          <table:table-cell table:style-name="Таблица1.E2" office:value-type="string">
            <text:p text:style-name="P72">0,18</text:p>
          </table:table-cell>
        </table:table-row>
        <table:table-row>
          <table:table-cell table:style-name="Таблица1.A2" office:value-type="string">
            <text:p text:style-name="P66">9</text:p>
          </table:table-cell>
          <table:table-cell table:style-name="Таблица1.A2" office:value-type="string">
            <text:p text:style-name="P67">55509</text:p>
          </table:table-cell>
          <table:table-cell table:style-name="Таблица1.A2" office:value-type="string">
            <text:p text:style-name="P68">60991</text:p>
          </table:table-cell>
          <table:table-cell table:style-name="Таблица1.A2" office:value-type="string">
            <text:p text:style-name="P71">1,01</text:p>
          </table:table-cell>
          <table:table-cell table:style-name="Таблица1.E2" office:value-type="string">
            <text:p text:style-name="P72">0,11</text:p>
          </table:table-cell>
        </table:table-row>
        <table:table-row>
          <table:table-cell table:style-name="Таблица1.A2" office:value-type="string">
            <text:p text:style-name="P66">10</text:p>
          </table:table-cell>
          <table:table-cell table:style-name="Таблица1.A2" office:value-type="string">
            <text:p text:style-name="P67">44426</text:p>
          </table:table-cell>
          <table:table-cell table:style-name="Таблица1.A2" office:value-type="string">
            <text:p text:style-name="P68">60991</text:p>
          </table:table-cell>
          <table:table-cell table:style-name="Таблица1.A2" office:value-type="string">
            <text:p text:style-name="P71">1,37</text:p>
          </table:table-cell>
          <table:table-cell table:style-name="Таблица1.E2" office:value-type="string">
            <text:p text:style-name="P72">0,14</text:p>
          </table:table-cell>
        </table:table-row>
        <table:table-row>
          <table:table-cell table:style-name="Таблица1.A2" office:value-type="string">
            <text:p text:style-name="P71">100</text:p>
          </table:table-cell>
          <table:table-cell table:style-name="Таблица1.A2" office:value-type="string">
            <text:p text:style-name="P67">52484</text:p>
          </table:table-cell>
          <table:table-cell table:style-name="Таблица1.A2" office:value-type="string">
            <text:p text:style-name="P68">60991</text:p>
          </table:table-cell>
          <table:table-cell table:style-name="Таблица1.A2" office:value-type="string">
            <text:p text:style-name="P71">1,16</text:p>
          </table:table-cell>
          <table:table-cell table:style-name="Таблица1.E2" office:value-type="string">
            <text:p text:style-name="P72">0,12</text:p>
          </table:table-cell>
        </table:table-row>
      </table:table>
      <text:p text:style-name="P41"/>
      <text:p text:style-name="P41">Здесь видно, что при большом количестве потоков ускорение падает, и всё же погрешность ещё велика.</text:p>
      <text:p text:style-name="P41">Последней возьмём последовательность из 100000 чисел.</text:p>
      <text:p text:style-name="P41"/>
      <table:table table:name="Таблица3" table:style-name="Таблица3">
        <table:table-column table:style-name="Таблица3.A" table:number-columns-repeated="5"/>
        <table:table-row>
          <table:table-cell table:style-name="Таблица3.A1" office:value-type="string">
            <text:p text:style-name="P64">Колисетво потоков <text:span text:style-name="T5">p</text:span></text:p>
          </table:table-cell>
          <table:table-cell table:style-name="Таблица3.A1" office:value-type="string">
            <text:p text:style-name="P64">Время сортировки с одним потоком <text:span text:style-name="T5">T1</text:span> (мкс)</text:p>
          </table:table-cell>
          <table:table-cell table:style-name="Таблица3.A1" office:value-type="string">
            <text:p text:style-name="P64">Сортировка с <text:span text:style-name="T5">p</text:span> потоками <text:span text:style-name="T5">Tp</text:span> (мкс)</text:p>
          </table:table-cell>
          <table:table-cell table:style-name="Таблица3.A1" office:value-type="string">
            <text:p text:style-name="P63">Ускорение</text:p>
            <text:p text:style-name="P62"><text:span text:style-name="T8">(</text:span>Sp<text:span text:style-name="T8">=</text:span>T1/Tp<text:span text:style-name="T8">)</text:span></text:p>
          </table:table-cell>
          <table:table-cell table:style-name="Таблица3.E1" office:value-type="string">
            <text:p text:style-name="P63">Эффективность</text:p>
            <text:p text:style-name="P63">(<text:span text:style-name="T5">Xp</text:span><text:span text:style-name="T8">=Sp/p)</text:span></text:p>
          </table:table-cell>
        </table:table-row>
        <table:table-row>
          <table:table-cell table:style-name="Таблица3.A2" office:value-type="string">
            <text:p text:style-name="P66">1</text:p>
          </table:table-cell>
          <table:table-cell table:style-name="Таблица3.A2" office:value-type="string">
            <text:p text:style-name="P67">181325</text:p>
          </table:table-cell>
          <table:table-cell table:style-name="Таблица3.A2" office:value-type="string">
            <text:p text:style-name="P67">181325</text:p>
          </table:table-cell>
          <table:table-cell table:style-name="Таблица3.A2" office:value-type="string">
            <text:p text:style-name="P73">1</text:p>
          </table:table-cell>
          <table:table-cell table:style-name="Таблица3.E2" office:value-type="string">
            <text:p text:style-name="P73">1</text:p>
          </table:table-cell>
        </table:table-row>
        <table:table-row>
          <table:table-cell table:style-name="Таблица3.A2" office:value-type="string">
            <text:p text:style-name="P66">2</text:p>
          </table:table-cell>
          <table:table-cell table:style-name="Таблица3.A2" office:value-type="string">
            <text:p text:style-name="P69">181325</text:p>
          </table:table-cell>
          <table:table-cell table:style-name="Таблица3.A2" office:value-type="string">
            <text:p text:style-name="P67">146557</text:p>
          </table:table-cell>
          <table:table-cell table:style-name="Таблица3.A2" office:value-type="string">
            <text:p text:style-name="P73">1,24</text:p>
          </table:table-cell>
          <table:table-cell table:style-name="Таблица3.E2" office:value-type="string">
            <text:p text:style-name="P74">0,62</text:p>
          </table:table-cell>
        </table:table-row>
        <table:table-row>
          <table:table-cell table:style-name="Таблица3.A2" office:value-type="string">
            <text:p text:style-name="P66">3</text:p>
          </table:table-cell>
          <table:table-cell table:style-name="Таблица3.A2" office:value-type="string">
            <text:p text:style-name="P69">181325</text:p>
          </table:table-cell>
          <table:table-cell table:style-name="Таблица3.A2" office:value-type="string">
            <text:p text:style-name="P67">138941</text:p>
          </table:table-cell>
          <table:table-cell table:style-name="Таблица3.A2" office:value-type="string">
            <text:p text:style-name="P73">1,31</text:p>
          </table:table-cell>
          <table:table-cell table:style-name="Таблица3.E2" office:value-type="string">
            <text:p text:style-name="P74">0,44</text:p>
          </table:table-cell>
        </table:table-row>
        <table:table-row>
          <table:table-cell table:style-name="Таблица3.A2" office:value-type="string">
            <text:p text:style-name="P66">4</text:p>
          </table:table-cell>
          <table:table-cell table:style-name="Таблица3.A2" office:value-type="string">
            <text:p text:style-name="P69">181325</text:p>
          </table:table-cell>
          <table:table-cell table:style-name="Таблица3.A2" office:value-type="string">
            <text:p text:style-name="P67">134154</text:p>
          </table:table-cell>
          <table:table-cell table:style-name="Таблица3.A2" office:value-type="string">
            <text:p text:style-name="P73">1,35</text:p>
          </table:table-cell>
          <table:table-cell table:style-name="Таблица3.E2" office:value-type="string">
            <text:p text:style-name="P74">0,27</text:p>
          </table:table-cell>
        </table:table-row>
        <table:table-row>
          <table:table-cell table:style-name="Таблица3.A2" office:value-type="string">
            <text:p text:style-name="P66">5</text:p>
          </table:table-cell>
          <table:table-cell table:style-name="Таблица3.A2" office:value-type="string">
            <text:p text:style-name="P69">181325</text:p>
          </table:table-cell>
          <table:table-cell table:style-name="Таблица3.A2" office:value-type="string">
            <text:p text:style-name="P67">145847</text:p>
          </table:table-cell>
          <table:table-cell table:style-name="Таблица3.A2" office:value-type="string">
            <text:p text:style-name="P73">1,24</text:p>
          </table:table-cell>
          <table:table-cell table:style-name="Таблица3.E2" office:value-type="string">
            <text:p text:style-name="P74">0,25</text:p>
          </table:table-cell>
        </table:table-row>
        <table:table-row>
          <table:table-cell table:style-name="Таблица3.A2" office:value-type="string">
            <text:p text:style-name="P66">6</text:p>
          </table:table-cell>
          <table:table-cell table:style-name="Таблица3.A2" office:value-type="string">
            <text:p text:style-name="P69">181325</text:p>
          </table:table-cell>
          <table:table-cell table:style-name="Таблица3.A2" office:value-type="string">
            <text:p text:style-name="P67">143127</text:p>
          </table:table-cell>
          <table:table-cell table:style-name="Таблица3.A2" office:value-type="string">
            <text:p text:style-name="P73">1,27</text:p>
          </table:table-cell>
          <table:table-cell table:style-name="Таблица3.E2" office:value-type="string">
            <text:p text:style-name="P74">0,21</text:p>
          </table:table-cell>
        </table:table-row>
        <table:table-row>
          <table:table-cell table:style-name="Таблица3.A2" office:value-type="string">
            <text:p text:style-name="P66">7</text:p>
          </table:table-cell>
          <table:table-cell table:style-name="Таблица3.A2" office:value-type="string">
            <text:p text:style-name="P69">181325</text:p>
          </table:table-cell>
          <table:table-cell table:style-name="Таблица3.A2" office:value-type="string">
            <text:p text:style-name="P67">150748</text:p>
          </table:table-cell>
          <table:table-cell table:style-name="Таблица3.A2" office:value-type="string">
            <text:p text:style-name="P73">1,20</text:p>
          </table:table-cell>
          <table:table-cell table:style-name="Таблица3.E2" office:value-type="string">
            <text:p text:style-name="P74">0,17</text:p>
          </table:table-cell>
        </table:table-row>
        <table:table-row>
          <table:table-cell table:style-name="Таблица3.A2" office:value-type="string">
            <text:p text:style-name="P66">8</text:p>
          </table:table-cell>
          <table:table-cell table:style-name="Таблица3.A2" office:value-type="string">
            <text:p text:style-name="P69">181325</text:p>
          </table:table-cell>
          <table:table-cell table:style-name="Таблица3.A2" office:value-type="string">
            <text:p text:style-name="P67">145217</text:p>
          </table:table-cell>
          <table:table-cell table:style-name="Таблица3.A2" office:value-type="string">
            <text:p text:style-name="P73">1,25</text:p>
          </table:table-cell>
          <table:table-cell table:style-name="Таблица3.E2" office:value-type="string">
            <text:p text:style-name="P74">0,16</text:p>
          </table:table-cell>
        </table:table-row>
        <table:table-row>
          <table:table-cell table:style-name="Таблица3.A2" office:value-type="string">
            <text:p text:style-name="P66">9</text:p>
          </table:table-cell>
          <table:table-cell table:style-name="Таблица3.A2" office:value-type="string">
            <text:p text:style-name="P69">181325</text:p>
          </table:table-cell>
          <table:table-cell table:style-name="Таблица3.A2" office:value-type="string">
            <text:p text:style-name="P67">168388</text:p>
          </table:table-cell>
          <table:table-cell table:style-name="Таблица3.A2" office:value-type="string">
            <text:p text:style-name="P73">1,08</text:p>
          </table:table-cell>
          <table:table-cell table:style-name="Таблица3.E2" office:value-type="string">
            <text:p text:style-name="P74">0,12</text:p>
          </table:table-cell>
        </table:table-row>
        <table:table-row>
          <table:table-cell table:style-name="Таблица3.A2" office:value-type="string">
            <text:p text:style-name="P66">10</text:p>
          </table:table-cell>
          <table:table-cell table:style-name="Таблица3.A2" office:value-type="string">
            <text:p text:style-name="P69">181325</text:p>
          </table:table-cell>
          <table:table-cell table:style-name="Таблица3.A2" office:value-type="string">
            <text:p text:style-name="P67">143738</text:p>
          </table:table-cell>
          <table:table-cell table:style-name="Таблица3.A2" office:value-type="string">
            <text:p text:style-name="P73">1,26</text:p>
          </table:table-cell>
          <table:table-cell table:style-name="Таблица3.E2" office:value-type="string">
            <text:p text:style-name="P74">0,13</text:p>
          </table:table-cell>
        </table:table-row>
        <table:table-row>
          <table:table-cell table:style-name="Таблица3.A2" office:value-type="string">
            <text:p text:style-name="P71">1<text:span text:style-name="T49">5</text:span></text:p>
          </table:table-cell>
          <table:table-cell table:style-name="Таблица3.A2" office:value-type="string">
            <text:p text:style-name="P69">181325</text:p>
          </table:table-cell>
          <table:table-cell table:style-name="Таблица3.A2" office:value-type="string">
            <text:p text:style-name="P67">140165</text:p>
          </table:table-cell>
          <table:table-cell table:style-name="Таблица3.A2" office:value-type="string">
            <text:p text:style-name="P74">1,29</text:p>
          </table:table-cell>
          <table:table-cell table:style-name="Таблица3.E2" office:value-type="string">
            <text:p text:style-name="P74">0,09</text:p>
          </table:table-cell>
        </table:table-row>
        <table:table-row>
          <table:table-cell table:style-name="Таблица3.A2" office:value-type="string">
            <text:p text:style-name="P66">1<text:span text:style-name="T49">000</text:span></text:p>
          </table:table-cell>
          <table:table-cell table:style-name="Таблица3.A2" office:value-type="string">
            <text:p text:style-name="P69">181325</text:p>
          </table:table-cell>
          <table:table-cell table:style-name="Таблица3.A2" office:value-type="string">
            <text:p text:style-name="P67">146601</text:p>
          </table:table-cell>
          <table:table-cell table:style-name="Таблица3.A2" office:value-type="string">
            <text:p text:style-name="P74">1,24</text:p>
          </table:table-cell>
          <table:table-cell table:style-name="Таблица3.E2" office:value-type="string">
            <text:p text:style-name="P74">0,001</text:p>
          </table:table-cell>
        </table:table-row>
        <table:table-row>
          <table:table-cell table:style-name="Таблица3.A2" office:value-type="string">
            <text:p text:style-name="P73">10000</text:p>
          </table:table-cell>
          <table:table-cell table:style-name="Таблица3.A2" office:value-type="string">
            <text:p text:style-name="P69">181325</text:p>
          </table:table-cell>
          <table:table-cell table:style-name="Таблица3.A2" office:value-type="string">
            <text:p text:style-name="P67">168706</text:p>
          </table:table-cell>
          <table:table-cell table:style-name="Таблица3.A2" office:value-type="string">
            <text:p text:style-name="P74">1,07</text:p>
          </table:table-cell>
          <table:table-cell table:style-name="Таблица3.E2" office:value-type="string">
            <text:p text:style-name="P74">0,0001</text:p>
          </table:table-cell>
        </table:table-row>
      </table:table>
      <text:p text:style-name="P41"/>
      <text:p text:style-name="P42"><text:soft-page-break/>Как мы видим, при большом количестве потоков эффективность сильно снижается. На большом количестве данных не очень большое ускорение.</text:p>
      <text:list xml:id="list50206062885662" text:continue-numbering="true" text:style-name="L1">
        <text:list-item>
          <text:p text:style-name="P58">Strace</text:p>
        </text:list-item>
      </text:list>
      <text:p text:style-name="P13"><text:s/>ann@ann:~/os/lab3$ strace ./a.out 4 &lt;test.txt</text:p>
      <text:p text:style-name="P13">execve("./a.out", ["./a.out", "4"], 0x7ffc5ed400d8 /* 63 vars */) = 0</text:p>
      <text:p text:style-name="P13">brk(NULL) <text:s text:c="30"/>= 0x558aa21db000</text:p>
      <text:p text:style-name="P13">access("/etc/ld.so.nohwcap", F_OK) <text:s text:c="5"/>= -1 ENOENT (No such file or directory)</text:p>
      <text:p text:style-name="P13">access("/etc/ld.so.preload", R_OK) <text:s text:c="5"/>= -1 ENOENT (No such file or directory)</text:p>
      <text:p text:style-name="P13">openat(AT_FDCWD, "/etc/ld.so.cache", O_RDONLY|O_CLOEXEC) = 3</text:p>
      <text:p text:style-name="P13">fstat(3, {st_mode=S_IFREG|0644, st_size=79721, ...}) = 0</text:p>
      <text:p text:style-name="P13">mmap(NULL, 79721, PROT_READ, MAP_PRIVATE, 3, 0) = 0x7fc166b0c000</text:p>
      <text:p text:style-name="P13">close(3) <text:s text:c="31"/>= 0</text:p>
      <text:p text:style-name="P13">access("/etc/ld.so.nohwcap", F_OK) <text:s text:c="5"/>= -1 ENOENT (No such file or directory)</text:p>
      <text:p text:style-name="P13">openat(AT_FDCWD, "/usr/lib/x86_64-linux-gnu/libstdc++.so.6", O_RDONLY|O_CLOEXEC) = 3</text:p>
      <text:p text:style-name="P13">read(3, "\177ELF\2\1\1\3\0\0\0\0\0\0\0\0\3\0&gt;\0\1\0\0\0\220\304\10\0\0\0\0\0"..., 832) = 832</text:p>
      <text:p text:style-name="P13">fstat(3, {st_mode=S_IFREG|0644, st_size=1594864, ...}) = 0</text:p>
      <text:p text:style-name="P13">mmap(NULL, 8192, PROT_READ|PROT_WRITE, MAP_PRIVATE|MAP_ANONYMOUS, -1, 0) = 0x7fc166b0a000</text:p>
      <text:p text:style-name="P13">mmap(NULL, 3702848, PROT_READ|PROT_EXEC, MAP_PRIVATE|MAP_DENYWRITE, 3, 0) = 0x7fc16656e000</text:p>
      <text:p text:style-name="P13">mprotect(0x7fc1666e7000, 2097152, PROT_NONE) = 0</text:p>
      <text:p text:style-name="P13">mmap(0x7fc1668e7000, 49152, PROT_READ|PROT_WRITE, MAP_PRIVATE|MAP_FIXED|MAP_DENYWRITE, 3, 0x179000) = 0x7fc1668e7000</text:p>
      <text:p text:style-name="P13">mmap(0x7fc1668f3000, 12352, PROT_READ|PROT_WRITE, MAP_PRIVATE|MAP_FIXED|MAP_ANONYMOUS, -1, 0) = 0x7fc1668f3000</text:p>
      <text:p text:style-name="P13"><text:soft-page-break/>close(3) <text:s text:c="31"/>= 0</text:p>
      <text:p text:style-name="P13">access("/etc/ld.so.nohwcap", F_OK) <text:s text:c="5"/>= -1 ENOENT (No such file or directory)</text:p>
      <text:p text:style-name="P13">openat(AT_FDCWD, "/lib/x86_64-linux-gnu/libgcc_s.so.1", O_RDONLY|O_CLOEXEC) = 3</text:p>
      <text:p text:style-name="P13">read(3, "\177ELF\2\1\1\0\0\0\0\0\0\0\0\0\3\0&gt;\0\1\0\0\0\300*\0\0\0\0\0\0"..., 832) = 832</text:p>
      <text:p text:style-name="P13">fstat(3, {st_mode=S_IFREG|0644, st_size=96616, ...}) = 0</text:p>
      <text:p text:style-name="P13">mmap(NULL, 2192432, PROT_READ|PROT_EXEC, MAP_PRIVATE|MAP_DENYWRITE, 3, 0) = 0x7fc166356000</text:p>
      <text:p text:style-name="P13">mprotect(0x7fc16636d000, 2093056, PROT_NONE) = 0</text:p>
      <text:p text:style-name="P13">mmap(0x7fc16656c000, 8192, PROT_READ|PROT_WRITE, MAP_PRIVATE|MAP_FIXED|MAP_DENYWRITE, 3, 0x16000) = 0x7fc16656c000</text:p>
      <text:p text:style-name="P13">close(3) <text:s text:c="31"/>= 0</text:p>
      <text:p text:style-name="P13">access("/etc/ld.so.nohwcap", F_OK) <text:s text:c="5"/>= -1 ENOENT (No such file or directory)</text:p>
      <text:p text:style-name="P13">openat(AT_FDCWD, "/lib/x86_64-linux-gnu/libpthread.so.0", O_RDONLY|O_CLOEXEC) = 3</text:p>
      <text:p text:style-name="P13">read(3, "\177ELF\2\1\1\0\0\0\0\0\0\0\0\0\3\0&gt;\0\1\0\0\0000b\0\0\0\0\0\0"..., 832) = 832</text:p>
      <text:p text:style-name="P13">fstat(3, {st_mode=S_IFREG|0755, st_size=144976, ...}) = 0</text:p>
      <text:p text:style-name="P13">mmap(NULL, 2221184, PROT_READ|PROT_EXEC, MAP_PRIVATE|MAP_DENYWRITE, 3, 0) = 0x7fc166137000</text:p>
      <text:p text:style-name="P13">mprotect(0x7fc166151000, 2093056, PROT_NONE) = 0</text:p>
      <text:p text:style-name="P13">mmap(0x7fc166350000, 8192, PROT_READ|PROT_WRITE, MAP_PRIVATE|MAP_FIXED|MAP_DENYWRITE, 3, 0x19000) = 0x7fc166350000</text:p>
      <text:p text:style-name="P13">mmap(0x7fc166352000, 13440, PROT_READ|PROT_WRITE, MAP_PRIVATE|MAP_FIXED|MAP_ANONYMOUS, -1, 0) = 0x7fc166352000</text:p>
      <text:p text:style-name="P13">close(3) <text:s text:c="31"/>= 0</text:p>
      <text:p text:style-name="P13">access("/etc/ld.so.nohwcap", F_OK) <text:s text:c="5"/>= -1 ENOENT (No such file or directory)</text:p>
      <text:p text:style-name="P13">openat(AT_FDCWD, "/lib/x86_64-linux-gnu/libc.so.6", O_RDONLY|O_CLOEXEC) = 3</text:p>
      <text:p text:style-name="P13"><text:soft-page-break/>read(3, "\177ELF\2\1\1\3\0\0\0\0\0\0\0\0\3\0&gt;\0\1\0\0\0\20\35\2\0\0\0\0\0"..., 832) = 832</text:p>
      <text:p text:style-name="P13">fstat(3, {st_mode=S_IFREG|0755, st_size=2030928, ...}) = 0</text:p>
      <text:p text:style-name="P13">mmap(NULL, 4131552, PROT_READ|PROT_EXEC, MAP_PRIVATE|MAP_DENYWRITE, 3, 0) = 0x7fc165d46000</text:p>
      <text:p text:style-name="P13">mprotect(0x7fc165f2d000, 2097152, PROT_NONE) = 0</text:p>
      <text:p text:style-name="P13">mmap(0x7fc16612d000, 24576, PROT_READ|PROT_WRITE, MAP_PRIVATE|MAP_FIXED|MAP_DENYWRITE, 3, 0x1e7000) = 0x7fc16612d000</text:p>
      <text:p text:style-name="P13">mmap(0x7fc166133000, 15072, PROT_READ|PROT_WRITE, MAP_PRIVATE|MAP_FIXED|MAP_ANONYMOUS, -1, 0) = 0x7fc166133000</text:p>
      <text:p text:style-name="P13">close(3) <text:s text:c="31"/>= 0</text:p>
      <text:p text:style-name="P13">access("/etc/ld.so.nohwcap", F_OK) <text:s text:c="5"/>= -1 ENOENT (No such file or directory)</text:p>
      <text:p text:style-name="P13">openat(AT_FDCWD, "/lib/x86_64-linux-gnu/libm.so.6", O_RDONLY|O_CLOEXEC) = 3</text:p>
      <text:p text:style-name="P13">read(3, "\177ELF\2\1\1\3\0\0\0\0\0\0\0\0\3\0&gt;\0\1\0\0\0\200\272\0\0\0\0\0\0"..., 832) = 832</text:p>
      <text:p text:style-name="P13">fstat(3, {st_mode=S_IFREG|0644, st_size=1700792, ...}) = 0</text:p>
      <text:p text:style-name="P13">mmap(NULL, 3789144, PROT_READ|PROT_EXEC, MAP_PRIVATE|MAP_DENYWRITE, 3, 0) = 0x7fc1659a8000</text:p>
      <text:p text:style-name="P13">mprotect(0x7fc165b45000, 2093056, PROT_NONE) = 0</text:p>
      <text:p text:style-name="P13">mmap(0x7fc165d44000, 8192, PROT_READ|PROT_WRITE, MAP_PRIVATE|MAP_FIXED|MAP_DENYWRITE, 3, 0x19c000) = 0x7fc165d44000</text:p>
      <text:p text:style-name="P13">close(3) <text:s text:c="31"/>= 0</text:p>
      <text:p text:style-name="P13">mmap(NULL, 8192, PROT_READ|PROT_WRITE, MAP_PRIVATE|MAP_ANONYMOUS, -1, 0) = 0x7fc166b08000</text:p>
      <text:p text:style-name="P13">mmap(NULL, 12288, PROT_READ|PROT_WRITE, MAP_PRIVATE|MAP_ANONYMOUS, -1, 0) = 0x7fc166b05000</text:p>
      <text:p text:style-name="P13">arch_prctl(ARCH_SET_FS, 0x7fc166b05740) = 0</text:p>
      <text:p text:style-name="P13">mprotect(0x7fc16612d000, 16384, PROT_READ) = 0</text:p>
      <text:p text:style-name="P13">mprotect(0x7fc165d44000, 4096, PROT_READ) = 0</text:p>
      <text:p text:style-name="P13">mprotect(0x7fc166350000, 4096, PROT_READ) = 0</text:p>
      <text:p text:style-name="P13">mprotect(0x7fc16656c000, 4096, PROT_READ) = 0</text:p>
      <text:p text:style-name="P13"><text:soft-page-break/>mprotect(0x7fc1668e7000, 40960, PROT_READ) = 0</text:p>
      <text:p text:style-name="P13">mprotect(0x558aa1a97000, 4096, PROT_READ) = 0</text:p>
      <text:p text:style-name="P13">mprotect(0x7fc166b20000, 4096, PROT_READ) = 0</text:p>
      <text:p text:style-name="P13">munmap(0x7fc166b0c000, 79721) <text:s text:c="10"/>= 0</text:p>
      <text:p text:style-name="P13">set_tid_address(0x7fc166b05a10) <text:s text:c="8"/>= 4040</text:p>
      <text:p text:style-name="P13">set_robust_list(0x7fc166b05a20, 24) <text:s text:c="4"/>= 0</text:p>
      <text:p text:style-name="P13">rt_sigaction(SIGRTMIN, {sa_handler=0x7fc16613ccb0, sa_mask=[], sa_flags=SA_RESTORER|SA_SIGINFO, sa_restorer=0x7fc166149980}, NULL, 8) = 0</text:p>
      <text:p text:style-name="P13">rt_sigaction(SIGRT_1, {sa_handler=0x7fc16613cd50, sa_mask=[], sa_flags=SA_RESTORER|SA_RESTART|SA_SIGINFO, sa_restorer=0x7fc166149980}, NULL, 8) = 0</text:p>
      <text:p text:style-name="P13">rt_sigprocmask(SIG_UNBLOCK, [RTMIN RT_1], NULL, 8) = 0</text:p>
      <text:p text:style-name="P13">prlimit64(0, RLIMIT_STACK, NULL, {rlim_cur=8192*1024, rlim_max=RLIM64_INFINITY}) = 0</text:p>
      <text:p text:style-name="P13">brk(NULL) <text:s text:c="30"/>= 0x558aa21db000</text:p>
      <text:p text:style-name="P13">brk(0x558aa21fc000) <text:s text:c="20"/>= 0x558aa21fc000</text:p>
      <text:p text:style-name="P13">futex(0x7fc1668f409c, FUTEX_WAKE_PRIVATE, 2147483647) = 0</text:p>
      <text:p text:style-name="P13">futex(0x7fc1668f40a8, FUTEX_WAKE_PRIVATE, 2147483647) = 0</text:p>
      <text:p text:style-name="P13">fstat(1, {st_mode=S_IFCHR|0620, st_rdev=makedev(136, 0), ...}) = 0</text:p>
      <text:p text:style-name="P13">write(1, "Max threads number is 4\n", 24Max threads number is 4</text:p>
      <text:p text:style-name="P13">) = 24</text:p>
      <text:p text:style-name="P13">write(1, "Enter vector for sorting:\n", 26Enter vector for sorting:</text:p>
      <text:p text:style-name="P13">) = 26</text:p>
      <text:p text:style-name="P13">fstat(0, {st_mode=S_IFREG|0664, st_size=1944, ...}) = 0</text:p>
      <text:p text:style-name="P13">read(0, "95 665 998 -56 867 713 682 771 9"..., 4096) = 1944</text:p>
      <text:p text:style-name="P13">read(0, "", 4096) <text:s text:c="22"/>= 0</text:p>
      <text:p text:style-name="P13">write(1, "Size = 500\n", 11Size = 500</text:p>
      <text:p text:style-name="P13">) <text:s text:c="11"/>= 11</text:p>
      <text:p text:style-name="P13">write(1, "MINRUN = 63\n", 12MINRUN = 63</text:p>
      <text:p text:style-name="P13">) <text:s text:c="10"/>= 12</text:p>
      <text:p text:style-name="P13">mmap(NULL, 8392704, PROT_NONE, MAP_PRIVATE|MAP_ANONYMOUS|MAP_STACK, -1, 0) = 0x7fc1651a7000</text:p>
      <text:p text:style-name="P13">mprotect(0x7fc1651a8000, 8388608, PROT_READ|PROT_WRITE) = 0</text:p>
      <text:p text:style-name="P47">clone(child_stack=0x7fc1659a6fb0, flags=CLONE_VM|CLONE_FS|CLONE_FILES|CLONE_SIGHAND|CLONE_THREAD|<text:soft-page-break/>CLONE_SYSVSEM|CLONE_SETTLS|CLONE_PARENT_SETTID|CLONE_CHILD_CLEARTID, parent_tidptr=0x7fc1659a79d0, tls=0x7fc1659a7700, child_tidptr=0x7fc1659a79d0) = 4041</text:p>
      <text:p text:style-name="P47">mmap(NULL, 8392704, PROT_NONE, MAP_PRIVATE|MAP_ANONYMOUS|MAP_STACK, -1, 0) = 0x7fc1649a6000</text:p>
      <text:p text:style-name="P47">mprotect(0x7fc1649a7000, 8388608, PROT_READ|PROT_WRITE) = 0</text:p>
      <text:p text:style-name="P47">clone(child_stack=0x7fc1651a5fb0, flags=CLONE_VM|CLONE_FS|CLONE_FILES|CLONE_SIGHAND|CLONE_THREAD|CLONE_SYSVSEM|CLONE_SETTLS|CLONE_PARENT_SETTID|CLONE_CHILD_CLEARTID, parent_tidptr=0x7fc1651a69d0, tls=0x7fc1651a6700, child_tidptr=0x7fc1651a69d0) = 4042</text:p>
      <text:p text:style-name="P47">mmap(NULL, 8392704, PROT_NONE, MAP_PRIVATE|MAP_ANONYMOUS|MAP_STACK, -1, 0) = 0x7fc1641a5000</text:p>
      <text:p text:style-name="P47">mprotect(0x7fc1641a6000, 8388608, PROT_READ|PROT_WRITE) = 0</text:p>
      <text:p text:style-name="P47">clone(child_stack=0x7fc1649a4fb0, flags=CLONE_VM|CLONE_FS|CLONE_FILES|CLONE_SIGHAND|CLONE_THREAD|CLONE_SYSVSEM|CLONE_SETTLS|CLONE_PARENT_SETTID|CLONE_CHILD_CLEARTID, parent_tidptr=0x7fc1649a59d0, tls=0x7fc1649a5700, child_tidptr=0x7fc1649a59d0) = 4043</text:p>
      <text:p text:style-name="P47">mmap(NULL, 8392704, PROT_NONE, MAP_PRIVATE|MAP_ANONYMOUS|MAP_STACK, -1, 0) = 0x7fc15f7ff000</text:p>
      <text:p text:style-name="P47">mprotect(0x7fc15f800000, 8388608, PROT_READ|PROT_WRITE) = 0</text:p>
      <text:p text:style-name="P47">clone(child_stack=0x7fc15fffefb0, flags=CLONE_VM|CLONE_FS|CLONE_FILES|CLONE_SIGHAND|CLONE_THREAD|CLONE_SYSVSEM|CLONE_SETTLS|CLONE_PARENT_SETTID|CLONE_CHILD_CLEARTID, parent_tidptr=0x7fc15ffff9d0, tls=0x7fc15ffff700, child_tidptr=0x7fc15ffff9d0) = 4044</text:p>
      <text:p text:style-name="P47">clone(child_stack=0x7fc15fffefb0, flags=CLONE_VM|CLONE_FS|CLONE_FILES|CLONE_SIGHAND|CLONE_THREAD|CLONE_SYSVSEM|CLONE_SETTLS|CLONE_PARENT_SETTID|CLONE_CHILD_CLEARTID, parent_tidptr=0x7fc15ffff9d0, tls=0x7fc15ffff700, child_tidptr=0x7fc15ffff9d0) = 4045</text:p>
      <text:p text:style-name="P47">clone(child_stack=0x7fc1649a4fb0, flags=CLONE_VM|CLONE_FS|CLONE_FILES|CLONE_SIGHAND|CLONE_THREAD|CLONE_SYSVSEM|CLONE_SETTLS|CLONE_PARENT_SETTID|CLONE_CHILD_CLEARTID, parent_tidptr=0x7fc1649a59d0, <text:soft-page-break/>tls=0x7fc1649a5700, child_tidptr=0x7fc1649a59d0) = 4046</text:p>
      <text:p text:style-name="P47">clone(child_stack=0x7fc1651a5fb0, flags=CLONE_VM|CLONE_FS|CLONE_FILES|CLONE_SIGHAND|CLONE_THREAD|CLONE_SYSVSEM|CLONE_SETTLS|CLONE_PARENT_SETTID|CLONE_CHILD_CLEARTID, parent_tidptr=0x7fc1651a69d0, tls=0x7fc1651a6700, child_tidptr=0x7fc1651a69d0) = 4047</text:p>
      <text:p text:style-name="P47">clone(child_stack=0x7fc1659a6fb0, flags=CLONE_VM|CLONE_FS|CLONE_FILES|CLONE_SIGHAND|CLONE_THREAD|CLONE_SYSVSEM|CLONE_SETTLS|CLONE_PARENT_SETTID|CLONE_CHILD_CLEARTID, parent_tidptr=0x7fc1659a79d0, tls=0x7fc1659a7700, child_tidptr=0x7fc1659a79d0) = 4048</text:p>
      <text:p text:style-name="P47">clone(child_stack=0x7fc1659a6fb0, flags=CLONE_VM|CLONE_FS|CLONE_FILES|CLONE_SIGHAND|CLONE_THREAD|CLONE_SYSVSEM|CLONE_SETTLS|CLONE_PARENT_SETTID|CLONE_CHILD_CLEARTID, parent_tidptr=0x7fc1659a79d0, tls=0x7fc1659a7700, child_tidptr=0x7fc1659a79d0) = 4049</text:p>
      <text:p text:style-name="P47">clone(child_stack=0x7fc1651a5fb0, flags=CLONE_VM|CLONE_FS|CLONE_FILES|CLONE_SIGHAND|CLONE_THREAD|CLONE_SYSVSEM|CLONE_SETTLS|CLONE_PARENT_SETTID|CLONE_CHILD_CLEARTID, parent_tidptr=0x7fc1651a69d0, tls=0x7fc1651a6700, child_tidptr=0x7fc1651a69d0) = 4050</text:p>
      <text:p text:style-name="P47">clone(child_stack=0x7fc1649a4fb0, flags=CLONE_VM|CLONE_FS|CLONE_FILES|CLONE_SIGHAND|CLONE_THREAD|CLONE_SYSVSEM|CLONE_SETTLS|CLONE_PARENT_SETTID|CLONE_CHILD_CLEARTID, parent_tidptr=0x7fc1649a59d0, tls=0x7fc1649a5700, child_tidptr=0x7fc1649a59d0) = 4051</text:p>
      <text:p text:style-name="P47">clone(child_stack=0x7fc15fffefb0, flags=CLONE_VM|CLONE_FS|CLONE_FILES|CLONE_SIGHAND|CLONE_THREAD|CLONE_SYSVSEM|CLONE_SETTLS|CLONE_PARENT_SETTID|CLONE_CHILD_CLEARTID, parent_tidptr=0x7fc15ffff9d0, tls=0x7fc15ffff700, child_tidptr=0x7fc15ffff9d0) = 4052</text:p>
      <text:p text:style-name="P47">futex(0x7fc15ffff9d0, FUTEX_WAIT, 4052, NULL) = 0</text:p>
      <text:p text:style-name="P47">clone(child_stack=0x7fc15fffefb0, flags=CLONE_VM|CLONE_FS|CLONE_FILES|CLONE_SIGHAND|CLONE_THREAD|CLONE_SYSVSEM|CLONE_SETTLS|CLONE_PARENT_SETTID|CLONE_CHILD_CLEARTID, parent_tidptr=0x7fc15ffff9d0, <text:soft-page-break/>tls=0x7fc15ffff700, child_tidptr=0x7fc15ffff9d0) = 4053</text:p>
      <text:p text:style-name="P47">clone(child_stack=0x7fc1649a4fb0, flags=CLONE_VM|CLONE_FS|CLONE_FILES|CLONE_SIGHAND|CLONE_THREAD|CLONE_SYSVSEM|CLONE_SETTLS|CLONE_PARENT_SETTID|CLONE_CHILD_CLEARTID, parent_tidptr=0x7fc1649a59d0, tls=0x7fc1649a5700, child_tidptr=0x7fc1649a59d0) = 4054</text:p>
      <text:p text:style-name="P13">futex(0x7fc15ffff9d0, FUTEX_WAIT, 4053, NULL) = 0</text:p>
      <text:p text:style-name="P13">clone(child_stack=0x7fc1649a4fb0, flags=CLONE_VM|CLONE_FS|CLONE_FILES|CLONE_SIGHAND|CLONE_THREAD|CLONE_SYSVSEM|CLONE_SETTLS|CLONE_PARENT_SETTID|CLONE_CHILD_CLEARTID, parent_tidptr=0x7fc1649a59d0, tls=0x7fc1649a5700, child_tidptr=0x7fc1649a59d0) = 4055</text:p>
      <text:p text:style-name="P13">futex(0x7fc1649a59d0, FUTEX_WAIT, 4055, NULL) = 0</text:p>
      <text:p text:style-name="P13">write(1, "Time: 5028 microseconds\n", 24Time: 5028 microseconds</text:p>
      <text:p text:style-name="P13">) = 24</text:p>
      <text:p text:style-name="P13">write(1, "Sorted vector:\n", 15Sorted vector:</text:p>
      <text:p text:style-name="P13">) <text:s text:c="7"/>= 15</text:p>
      <text:p text:style-name="P13">write(1, "-100 -99 -95 -93 -93 -92 -92 -90"..., 1024-100 -99 -95 -93 -93 -92 -92 -90 -89 -83 -80 -80 -76 -71 -67 -66 -65 -62 -60 -59 -56 -53 -52 -52 -52 -50 -47 -41 -41 -41 -27 -24 -20 -19 -15 -15 -14 -14 -9 0 3 4 9 9 10 12 19 22 23 23 25 26 28 29 31 31 32 32 34 34 36 37 38 39 39 39 42 45 46 48 56 56 59 62 62 64 64 66 68 71 74 77 77 79 80 80 83 87 95 101 104 108 114 116 117 117 118 119 120 120 124 129 138 139 143 143 144 144 145 148 151 151 152 153 155 155 162 164 167 168 172 176 177 177 183 185 186 187 187 189 189 190 192 192 195 196 199 200 201 203 203 204 206 207 210 210 212 215 226 231 232 233 233 234 238 242 243 244 244 250 252 256 264 266 268 270 272 272 272 282 287 289 297 298 299 300 306 306 307 312 312 313 316 317 318 326 327 329 329 331 332 333 340 340 342 342 342 351 355 356 358 361 366 367 367 371 376 377 381 393 395 396 398 402 402 408 409 409 410 411 411 419 419 424 424 426 428 429 431 432 434 438 439 443 443 448 452 457 457 465 466 466 468 470 474 475 480 484 484 489 489 491 493 494 498 500 503 506 506 507 510 511 515 520 524 531 534 536 536 537) = 1024</text:p>
      <text:p text:style-name="P13">write(1, " 539 542 544 544 545 547 548 551"..., 922 539 542 544 544 545 547 548 551 553 560 560 562 564 564 564 567 573 575 577 578 <text:soft-page-break/>579 580 584 593 593 595 602 603 605 606 608 610 611 611 613 614 614 619 619 620 620 620 621 623 624 625 625 626 626 629 633 635 637 639 639 643 645 646 646 647 648 653 655 658 660 662 662 663 663 665 667 670 679 681 682 684 685 688 692 693 694 696 709 710 713 713 715 716 717 720 720 722 722 723 724 726 727 729 730 731 732 732 740 745 749 749 752 754 756 758 758 761 761 762 764 764 766 769 771 776 776 783 783 784 786 786 787 788 800 802 802 805 806 807 808 808 809 810 812 813 816 816 817 820 822 824 825 826 828 831 831 836 838 843 843 854 857 857 858 860 860 861 861 864 864 866 867 867 868 869 874 875 876 877 878 878 884 889 894 897 897 899 900 902 902 903 903 906 909 917 918 918 925 929 929 932 936 938 938 939 939 942 944 944 945 947 949 950 950 955 955 956 959 959 962 963 964 970 975 983 984 987 989 990 996 996 997 998 998 998 </text:p>
      <text:p text:style-name="P13">) = 922</text:p>
      <text:p text:style-name="P13">exit_group(0) <text:s text:c="26"/>= ?</text:p>
      <text:p text:style-name="P13">+++ exited with 0 +++</text:p>
      <text:p text:style-name="P13"/>
      <text:list xml:id="list50206258494592" text:continue-numbering="true" text:style-name="L1">
        <text:list-item>
          <text:p text:style-name="P59"><text:span text:style-name="T48">Текст</text:span> программы</text:p>
        </text:list-item>
      </text:list>
      <text:p text:style-name="P75">#include &lt;iostream&gt;</text:p>
      <text:p text:style-name="P76">#include &lt;vector&gt;</text:p>
      <text:p text:style-name="P76">#include &lt;thread&gt;</text:p>
      <text:p text:style-name="P76">#include &lt;chrono&gt;</text:p>
      <text:p text:style-name="P77"> </text:p>
      <text:p text:style-name="P79">// function to thread</text:p>
      <text:p text:style-name="P78"><text:span text:style-name="T32">void</text:span> insert_sort<text:span text:style-name="T34">(</text:span>std<text:span text:style-name="T36">::</text:span><text:span text:style-name="T38">vector</text:span><text:span text:style-name="T40">&lt;</text:span><text:span text:style-name="T32">int</text:span><text:span text:style-name="T40">&gt;</text:span> <text:span text:style-name="T42">&amp;</text:span>vec, <text:span text:style-name="T32">size_t</text:span> start, <text:span text:style-name="T32">size_t</text:span> length<text:span text:style-name="T34">)</text:span> <text:span text:style-name="T34">{</text:span></text:p>
      <text:p text:style-name="P77"><text:s text:c="4"/><text:span text:style-name="T33">for</text:span><text:span text:style-name="T44"> </text:span><text:span text:style-name="T35">(</text:span><text:span text:style-name="T33">size_t</text:span><text:span text:style-name="T44"> i </text:span><text:span text:style-name="T41">=</text:span><text:span text:style-name="T44"> start </text:span><text:span text:style-name="T43">+</text:span><text:span text:style-name="T44"> </text:span><text:span text:style-name="T45">1</text:span><text:span text:style-name="T37">;</text:span><text:span text:style-name="T44"> i </text:span><text:span text:style-name="T41">&lt;</text:span><text:span text:style-name="T44"> length </text:span><text:span text:style-name="T43">+</text:span><text:span text:style-name="T44"> start</text:span><text:span text:style-name="T37">;</text:span><text:span text:style-name="T44"> </text:span><text:span text:style-name="T43">++</text:span><text:span text:style-name="T44">i</text:span><text:span text:style-name="T35">){</text:span></text:p>
      <text:p text:style-name="P77"><text:s text:c="16"/><text:span text:style-name="T33">for</text:span><text:span text:style-name="T44"> </text:span><text:span text:style-name="T35">(</text:span><text:span text:style-name="T33">size_t</text:span><text:span text:style-name="T44"> j </text:span><text:span text:style-name="T41">=</text:span><text:span text:style-name="T44"> i</text:span><text:span text:style-name="T37">;</text:span><text:span text:style-name="T44"> </text:span><text:span text:style-name="T35">(</text:span><text:span text:style-name="T44">j </text:span><text:span text:style-name="T41">&gt;</text:span><text:span text:style-name="T44"> start</text:span><text:span text:style-name="T35">)</text:span><text:span text:style-name="T44"> </text:span><text:span text:style-name="T43">&amp;&amp;</text:span><text:span text:style-name="T44"> </text:span><text:span text:style-name="T35">(</text:span><text:span text:style-name="T44">vec</text:span><text:span text:style-name="T35">[</text:span><text:span text:style-name="T44">j </text:span><text:span text:style-name="T43">-</text:span><text:span text:style-name="T44"> </text:span><text:span text:style-name="T45">1</text:span><text:span text:style-name="T35">]</text:span><text:span text:style-name="T44"> </text:span><text:span text:style-name="T41">&gt;</text:span><text:span text:style-name="T44"> vec</text:span><text:span text:style-name="T35">[</text:span><text:span text:style-name="T44">j</text:span><text:span text:style-name="T35">])</text:span><text:span text:style-name="T37">;</text:span><text:span text:style-name="T44"> </text:span><text:span text:style-name="T43">--</text:span><text:span text:style-name="T44">j</text:span><text:span text:style-name="T35">)</text:span><text:span text:style-name="T44"> </text:span><text:span text:style-name="T35">{</text:span></text:p>
      <text:p text:style-name="P77"><text:s text:c="24"/><text:span text:style-name="T33">int</text:span><text:span text:style-name="T44"> tmp </text:span><text:span text:style-name="T41">=</text:span><text:span text:style-name="T44"> vec</text:span><text:span text:style-name="T35">[</text:span><text:span text:style-name="T44">j </text:span><text:span text:style-name="T43">-</text:span><text:span text:style-name="T44"> </text:span><text:span text:style-name="T45">1</text:span><text:span text:style-name="T35">]</text:span><text:span text:style-name="T37">;</text:span></text:p>
      <text:p text:style-name="P77"><text:s text:c="24"/><text:span text:style-name="T44">vec</text:span><text:span text:style-name="T35">[</text:span><text:span text:style-name="T44">j </text:span><text:span text:style-name="T43">-</text:span><text:span text:style-name="T44"> </text:span><text:span text:style-name="T45">1</text:span><text:span text:style-name="T35">]</text:span><text:span text:style-name="T44"> </text:span><text:span text:style-name="T41">=</text:span><text:span text:style-name="T44"> vec</text:span><text:span text:style-name="T35">[</text:span><text:span text:style-name="T44">j</text:span><text:span text:style-name="T35">]</text:span><text:span text:style-name="T37">;</text:span></text:p>
      <text:p text:style-name="P77"><text:s text:c="24"/><text:span text:style-name="T44">vec</text:span><text:span text:style-name="T35">[</text:span><text:span text:style-name="T44">j</text:span><text:span text:style-name="T35">]</text:span><text:span text:style-name="T44"> </text:span><text:span text:style-name="T41">=</text:span><text:span text:style-name="T44"> tmp</text:span><text:span text:style-name="T37">;</text:span></text:p>
      <text:p text:style-name="P77"><text:s text:c="16"/><text:span text:style-name="T35">}</text:span></text:p>
      <text:p text:style-name="P77"><text:soft-page-break/><text:s text:c="8"/><text:span text:style-name="T35">}</text:span></text:p>
      <text:p text:style-name="P80">}</text:p>
      <text:p text:style-name="P77"> </text:p>
      <text:p text:style-name="P79">// function to thread</text:p>
      <text:p text:style-name="P78"><text:span text:style-name="T32">void</text:span> merge<text:span text:style-name="T34">(</text:span>std<text:span text:style-name="T36">::</text:span><text:span text:style-name="T38">vector</text:span><text:span text:style-name="T40">&lt;</text:span><text:span text:style-name="T32">int</text:span><text:span text:style-name="T40">&gt;</text:span> <text:span text:style-name="T42">&amp;</text:span>vec, <text:span text:style-name="T32">size_t</text:span> start1, <text:span text:style-name="T32">size_t</text:span> len1, <text:span text:style-name="T32">size_t</text:span> start2, <text:span text:style-name="T32">size_t</text:span> len2<text:span text:style-name="T34">)</text:span> <text:span text:style-name="T34">{</text:span></text:p>
      <text:p text:style-name="P77"><text:s text:c="4"/><text:span text:style-name="T33">int</text:span><text:span text:style-name="T44"> tmp</text:span><text:span text:style-name="T35">[</text:span><text:span text:style-name="T44">len1 </text:span><text:span text:style-name="T43">+</text:span><text:span text:style-name="T44"> len2</text:span><text:span text:style-name="T35">]</text:span><text:span text:style-name="T37">;</text:span></text:p>
      <text:p text:style-name="P77"><text:s text:c="4"/><text:span text:style-name="T33">size_t</text:span><text:span text:style-name="T44"> beg </text:span><text:span text:style-name="T41">=</text:span><text:span text:style-name="T44"> start1</text:span><text:span text:style-name="T37">;</text:span></text:p>
      <text:p text:style-name="P77"><text:s text:c="4"/><text:span text:style-name="T33">size_t</text:span><text:span text:style-name="T44"> cur1 </text:span><text:span text:style-name="T41">=</text:span><text:span text:style-name="T44"> start1, cur2 </text:span><text:span text:style-name="T41">=</text:span><text:span text:style-name="T44"> start2</text:span><text:span text:style-name="T37">;</text:span></text:p>
      <text:p text:style-name="P77"><text:s text:c="4"/><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len1 </text:span><text:span text:style-name="T43">+</text:span><text:span text:style-name="T44"> len2</text:span><text:span text:style-name="T37">;</text:span><text:span text:style-name="T44"> </text:span><text:span text:style-name="T43">++</text:span><text:span text:style-name="T44">i</text:span><text:span text:style-name="T35">)</text:span><text:span text:style-name="T44"> </text:span><text:span text:style-name="T35">{</text:span></text:p>
      <text:p text:style-name="P77"><text:s text:c="8"/><text:span text:style-name="T33">if</text:span><text:span text:style-name="T44"> </text:span><text:span text:style-name="T35">((</text:span><text:span text:style-name="T44">vec</text:span><text:span text:style-name="T35">[</text:span><text:span text:style-name="T44">cur1</text:span><text:span text:style-name="T35">]</text:span><text:span text:style-name="T44"> </text:span><text:span text:style-name="T41">&lt;=</text:span><text:span text:style-name="T44"> vec</text:span><text:span text:style-name="T35">[</text:span><text:span text:style-name="T44">cur2</text:span><text:span text:style-name="T35">])</text:span><text:span text:style-name="T44"> </text:span><text:span text:style-name="T43">&amp;&amp;</text:span><text:span text:style-name="T44"> </text:span><text:span text:style-name="T35">(</text:span><text:span text:style-name="T44">cur1 </text:span><text:span text:style-name="T41">&lt;</text:span><text:span text:style-name="T44"> start2</text:span><text:span text:style-name="T35">)</text:span><text:span text:style-name="T44"> </text:span><text:span text:style-name="T43">&amp;&amp;</text:span><text:span text:style-name="T44"> </text:span><text:span text:style-name="T35">(</text:span><text:span text:style-name="T44">cur2 </text:span><text:span text:style-name="T41">&lt;</text:span><text:span text:style-name="T44"> start2 </text:span><text:span text:style-name="T43">+</text:span><text:span text:style-name="T44"> len2</text:span><text:span text:style-name="T35">))</text:span><text:span text:style-name="T44"> </text:span><text:span text:style-name="T35">{</text:span></text:p>
      <text:p text:style-name="P77"><text:s text:c="12"/><text:span text:style-name="T44">tmp</text:span><text:span text:style-name="T35">[</text:span><text:span text:style-name="T44">i</text:span><text:span text:style-name="T35">]</text:span><text:span text:style-name="T44"> </text:span><text:span text:style-name="T41">=</text:span><text:span text:style-name="T44"> vec</text:span><text:span text:style-name="T35">[</text:span><text:span text:style-name="T44">cur1</text:span><text:span text:style-name="T35">]</text:span><text:span text:style-name="T37">;</text:span></text:p>
      <text:p text:style-name="P77"><text:s text:c="12"/><text:span text:style-name="T43">++</text:span><text:span text:style-name="T44">cur1</text:span><text:span text:style-name="T37">;</text:span></text:p>
      <text:p text:style-name="P77"><text:s text:c="8"/><text:span text:style-name="T35">}</text:span></text:p>
      <text:p text:style-name="P77"><text:s text:c="8"/><text:span text:style-name="T33">else</text:span><text:span text:style-name="T44"> </text:span><text:span text:style-name="T33">if</text:span><text:span text:style-name="T44"> </text:span><text:span text:style-name="T35">((</text:span><text:span text:style-name="T44">vec</text:span><text:span text:style-name="T35">[</text:span><text:span text:style-name="T44">cur1</text:span><text:span text:style-name="T35">]</text:span><text:span text:style-name="T44"> </text:span><text:span text:style-name="T41">&gt;</text:span><text:span text:style-name="T44"> vec</text:span><text:span text:style-name="T35">[</text:span><text:span text:style-name="T44">cur2</text:span><text:span text:style-name="T35">])</text:span><text:span text:style-name="T44"> </text:span><text:span text:style-name="T43">&amp;&amp;</text:span><text:span text:style-name="T44"> </text:span><text:span text:style-name="T35">(</text:span><text:span text:style-name="T44">cur1 </text:span><text:span text:style-name="T41">&lt;</text:span><text:span text:style-name="T44"> start2</text:span><text:span text:style-name="T35">)</text:span><text:span text:style-name="T44"> </text:span><text:span text:style-name="T43">&amp;&amp;</text:span><text:span text:style-name="T44"> </text:span><text:span text:style-name="T35">(</text:span><text:span text:style-name="T44">cur2 </text:span><text:span text:style-name="T41">&lt;</text:span><text:span text:style-name="T44"> start2 </text:span><text:span text:style-name="T43">+</text:span><text:span text:style-name="T44"> len2</text:span><text:span text:style-name="T35">))</text:span><text:span text:style-name="T44"> </text:span><text:span text:style-name="T35">{</text:span></text:p>
      <text:p text:style-name="P77"><text:s text:c="12"/><text:span text:style-name="T44">tmp</text:span><text:span text:style-name="T35">[</text:span><text:span text:style-name="T44">i</text:span><text:span text:style-name="T35">]</text:span><text:span text:style-name="T44"> </text:span><text:span text:style-name="T41">=</text:span><text:span text:style-name="T44"> vec</text:span><text:span text:style-name="T35">[</text:span><text:span text:style-name="T44">cur2</text:span><text:span text:style-name="T35">]</text:span><text:span text:style-name="T37">;</text:span></text:p>
      <text:p text:style-name="P77"><text:s text:c="12"/><text:span text:style-name="T43">++</text:span><text:span text:style-name="T44">cur2</text:span><text:span text:style-name="T37">;</text:span></text:p>
      <text:p text:style-name="P77"><text:s text:c="8"/><text:span text:style-name="T35">}</text:span></text:p>
      <text:p text:style-name="P77"><text:s text:c="8"/><text:span text:style-name="T33">else</text:span><text:span text:style-name="T44"> </text:span><text:span text:style-name="T33">if</text:span><text:span text:style-name="T44"> </text:span><text:span text:style-name="T35">((</text:span><text:span text:style-name="T44">cur1 </text:span><text:span text:style-name="T41">&lt;</text:span><text:span text:style-name="T44"> start2</text:span><text:span text:style-name="T35">)</text:span><text:span text:style-name="T44"> </text:span><text:span text:style-name="T43">&amp;&amp;</text:span><text:span text:style-name="T44"> </text:span><text:span text:style-name="T35">(</text:span><text:span text:style-name="T44">cur2 </text:span><text:span text:style-name="T41">==</text:span><text:span text:style-name="T44"> start2 </text:span><text:span text:style-name="T43">+</text:span><text:span text:style-name="T44"> len2</text:span><text:span text:style-name="T35">))</text:span><text:span text:style-name="T44"> </text:span><text:span text:style-name="T35">{</text:span></text:p>
      <text:p text:style-name="P77"><text:s text:c="12"/><text:span text:style-name="T44">tmp</text:span><text:span text:style-name="T35">[</text:span><text:span text:style-name="T44">i</text:span><text:span text:style-name="T35">]</text:span><text:span text:style-name="T44"> </text:span><text:span text:style-name="T41">=</text:span><text:span text:style-name="T44"> vec</text:span><text:span text:style-name="T35">[</text:span><text:span text:style-name="T44">cur1</text:span><text:span text:style-name="T35">]</text:span><text:span text:style-name="T37">;</text:span></text:p>
      <text:p text:style-name="P77"><text:s text:c="12"/><text:span text:style-name="T43">++</text:span><text:span text:style-name="T44">cur1</text:span><text:span text:style-name="T37">;</text:span></text:p>
      <text:p text:style-name="P77"><text:s text:c="8"/><text:span text:style-name="T35">}</text:span></text:p>
      <text:p text:style-name="P77"><text:s text:c="8"/><text:span text:style-name="T33">else</text:span><text:span text:style-name="T44"> </text:span><text:span text:style-name="T33">if</text:span><text:span text:style-name="T44"> </text:span><text:span text:style-name="T35">((</text:span><text:span text:style-name="T44">cur1 </text:span><text:span text:style-name="T41">==</text:span><text:span text:style-name="T44"> start2</text:span><text:span text:style-name="T35">)</text:span><text:span text:style-name="T44"> </text:span><text:span text:style-name="T43">&amp;&amp;</text:span><text:span text:style-name="T44"> </text:span><text:span text:style-name="T35">(</text:span><text:span text:style-name="T44">cur2 </text:span><text:span text:style-name="T41">&lt;</text:span><text:span text:style-name="T44"> start2 </text:span><text:span text:style-name="T43">+</text:span><text:span text:style-name="T44"> len2</text:span><text:span text:style-name="T35">))</text:span><text:span text:style-name="T44"> </text:span><text:span text:style-name="T35">{</text:span></text:p>
      <text:p text:style-name="P77"><text:s text:c="12"/><text:span text:style-name="T44">tmp</text:span><text:span text:style-name="T35">[</text:span><text:span text:style-name="T44">i</text:span><text:span text:style-name="T35">]</text:span><text:span text:style-name="T44"> </text:span><text:span text:style-name="T41">=</text:span><text:span text:style-name="T44"> vec</text:span><text:span text:style-name="T35">[</text:span><text:span text:style-name="T44">cur2</text:span><text:span text:style-name="T35">]</text:span><text:span text:style-name="T37">;</text:span></text:p>
      <text:p text:style-name="P77"><text:s text:c="12"/><text:span text:style-name="T43">++</text:span><text:span text:style-name="T44">cur2</text:span><text:span text:style-name="T37">;</text:span></text:p>
      <text:p text:style-name="P77"><text:s text:c="8"/><text:span text:style-name="T35">}</text:span></text:p>
      <text:p text:style-name="P77"><text:s text:c="4"/><text:span text:style-name="T35">}</text:span></text:p>
      <text:p text:style-name="P77"><text:s text:c="4"/><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len1 </text:span><text:span text:style-name="T43">+</text:span><text:span text:style-name="T44"> len2</text:span><text:span text:style-name="T37">;</text:span><text:span text:style-name="T44"> </text:span><text:span text:style-name="T43">++</text:span><text:span text:style-name="T44">i</text:span><text:span text:style-name="T35">)</text:span><text:span text:style-name="T44"> </text:span><text:span text:style-name="T35">{</text:span></text:p>
      <text:p text:style-name="P77"><text:s text:c="8"/><text:span text:style-name="T44">vec</text:span><text:span text:style-name="T35">[</text:span><text:span text:style-name="T44">beg</text:span><text:span text:style-name="T35">]</text:span><text:span text:style-name="T44"> </text:span><text:span text:style-name="T41">=</text:span><text:span text:style-name="T44"> tmp</text:span><text:span text:style-name="T35">[</text:span><text:span text:style-name="T44">i</text:span><text:span text:style-name="T35">]</text:span><text:span text:style-name="T37">;</text:span></text:p>
      <text:p text:style-name="P77"><text:s text:c="8"/><text:span text:style-name="T43">++</text:span><text:span text:style-name="T44">beg</text:span><text:span text:style-name="T37">;</text:span></text:p>
      <text:p text:style-name="P77"><text:s text:c="4"/><text:span text:style-name="T35">}</text:span></text:p>
      <text:p text:style-name="P80"><text:soft-page-break/>}</text:p>
      <text:p text:style-name="P77"> </text:p>
      <text:p text:style-name="P78"><text:span text:style-name="T32">size_t</text:span> GetMinrun<text:span text:style-name="T34">(</text:span><text:span text:style-name="T32">size_t</text:span> n<text:span text:style-name="T34">)</text:span></text:p>
      <text:p text:style-name="P80">{</text:p>
      <text:p text:style-name="P77"><text:s text:c="8"/><text:span text:style-name="T33">size_t</text:span><text:span text:style-name="T44"> r </text:span><text:span text:style-name="T41">=</text:span><text:span text:style-name="T44"> </text:span><text:span text:style-name="T45">0</text:span><text:span text:style-name="T37">;</text:span></text:p>
      <text:p text:style-name="P77"><text:s text:c="4"/><text:span text:style-name="T33">while</text:span><text:span text:style-name="T44"> </text:span><text:span text:style-name="T35">(</text:span><text:span text:style-name="T44">n </text:span><text:span text:style-name="T41">&gt;=</text:span><text:span text:style-name="T44"> </text:span><text:span text:style-name="T45">64</text:span><text:span text:style-name="T35">)</text:span><text:span text:style-name="T44"> </text:span><text:span text:style-name="T35">{</text:span></text:p>
      <text:p text:style-name="P77"><text:s text:c="12"/><text:span text:style-name="T44">r </text:span><text:span text:style-name="T43">|</text:span><text:span text:style-name="T41">=</text:span><text:span text:style-name="T44"> n </text:span><text:span text:style-name="T43">&amp;</text:span><text:span text:style-name="T44"> </text:span><text:span text:style-name="T45">1</text:span><text:span text:style-name="T37">;</text:span></text:p>
      <text:p text:style-name="P77"><text:s text:c="12"/><text:span text:style-name="T44">n </text:span><text:span text:style-name="T41">&gt;&gt;=</text:span><text:span text:style-name="T44"> </text:span><text:span text:style-name="T45">1</text:span><text:span text:style-name="T37">;</text:span></text:p>
      <text:p text:style-name="P77"><text:s text:c="8"/><text:span text:style-name="T35">}</text:span></text:p>
      <text:p text:style-name="P77"><text:s text:c="8"/><text:span text:style-name="T33">return</text:span><text:span text:style-name="T44"> n </text:span><text:span text:style-name="T43">+</text:span><text:span text:style-name="T44"> r</text:span><text:span text:style-name="T37">;</text:span></text:p>
      <text:p text:style-name="P80">}</text:p>
      <text:p text:style-name="P77"> </text:p>
      <text:p text:style-name="P78"><text:span text:style-name="T32">void</text:span> TimSort<text:span text:style-name="T34">(</text:span>std<text:span text:style-name="T36">::</text:span><text:span text:style-name="T38">vector</text:span><text:span text:style-name="T40">&lt;</text:span><text:span text:style-name="T32">int</text:span><text:span text:style-name="T40">&gt;</text:span> <text:span text:style-name="T42">&amp;</text:span>vec, <text:span text:style-name="T32">size_t</text:span> n<text:span text:style-name="T34">)</text:span> <text:span text:style-name="T34">{</text:span></text:p>
      <text:p text:style-name="P77"><text:s text:c="4"/><text:span text:style-name="T33">size_t</text:span><text:span text:style-name="T44"> minrun </text:span><text:span text:style-name="T41">=</text:span><text:span text:style-name="T44"> GetMinrun</text:span><text:span text:style-name="T35">(</text:span><text:span text:style-name="T44">vec.</text:span><text:span text:style-name="T39">size</text:span><text:span text:style-name="T35">())</text:span><text:span text:style-name="T37">;</text:span></text:p>
      <text:p text:style-name="P77"><text:s text:c="4"/><text:span text:style-name="T44">std</text:span><text:span text:style-name="T37">::</text:span><text:span text:style-name="T45">cout</text:span><text:span text:style-name="T44"> </text:span><text:span text:style-name="T41">&lt;&lt;</text:span><text:span text:style-name="T44"> </text:span><text:span text:style-name="T46">"MINRUN = "</text:span><text:span text:style-name="T44"> </text:span><text:span text:style-name="T41">&lt;&lt;</text:span><text:span text:style-name="T44"> minrun </text:span><text:span text:style-name="T41">&lt;&lt;</text:span><text:span text:style-name="T44"> std</text:span><text:span text:style-name="T37">::</text:span><text:span text:style-name="T39">endl</text:span><text:span text:style-name="T37">;</text:span></text:p>
      <text:p text:style-name="P77"><text:s text:c="4"/><text:span text:style-name="T44">std</text:span><text:span text:style-name="T37">::</text:span><text:span text:style-name="T39">vector</text:span><text:span text:style-name="T41">&lt;</text:span><text:span text:style-name="T33">int</text:span><text:span text:style-name="T41">&gt;</text:span><text:span text:style-name="T44"> runs</text:span><text:span text:style-name="T37">;</text:span></text:p>
      <text:p text:style-name="P77"><text:s text:c="4"/><text:span text:style-name="T33">size_t</text:span><text:span text:style-name="T44"> cur </text:span><text:span text:style-name="T41">=</text:span><text:span text:style-name="T44"> </text:span><text:span text:style-name="T45">0</text:span><text:span text:style-name="T44">, tmp </text:span><text:span text:style-name="T41">=</text:span><text:span text:style-name="T44"> </text:span><text:span text:style-name="T45">0</text:span><text:span text:style-name="T37">;</text:span></text:p>
      <text:p text:style-name="P77"><text:s text:c="4"/><text:span text:style-name="T33">while</text:span><text:span text:style-name="T44"> </text:span><text:span text:style-name="T35">(</text:span><text:span text:style-name="T44">cur </text:span><text:span text:style-name="T41">&lt;</text:span><text:span text:style-name="T44"> vec.</text:span><text:span text:style-name="T39">size</text:span><text:span text:style-name="T35">()</text:span><text:span text:style-name="T44"> </text:span><text:span text:style-name="T43">-</text:span><text:span text:style-name="T44"> </text:span><text:span text:style-name="T45">1</text:span><text:span text:style-name="T35">)</text:span><text:span text:style-name="T44"> </text:span><text:span text:style-name="T35">{</text:span></text:p>
      <text:p text:style-name="P77"><text:s text:c="8"/><text:span text:style-name="T33">size_t</text:span><text:span text:style-name="T44"> run_cur </text:span><text:span text:style-name="T41">=</text:span><text:span text:style-name="T44"> cur</text:span><text:span text:style-name="T37">;</text:span></text:p>
      <text:p text:style-name="P77"><text:s text:c="8"/><text:span text:style-name="T33">if</text:span><text:span text:style-name="T44"> </text:span><text:span text:style-name="T35">(</text:span><text:span text:style-name="T44">vec</text:span><text:span text:style-name="T35">[</text:span><text:span text:style-name="T44">run_cur</text:span><text:span text:style-name="T35">]</text:span><text:span text:style-name="T44"> </text:span><text:span text:style-name="T41">&gt;</text:span><text:span text:style-name="T44"> vec</text:span><text:span text:style-name="T35">[</text:span><text:span text:style-name="T44">run_cur </text:span><text:span text:style-name="T43">+</text:span><text:span text:style-name="T44"> </text:span><text:span text:style-name="T45">1</text:span><text:span text:style-name="T35">])</text:span><text:span text:style-name="T44"> </text:span><text:span text:style-name="T35">{</text:span></text:p>
      <text:p text:style-name="P77"><text:s text:c="12"/><text:span text:style-name="T44">tmp </text:span><text:span text:style-name="T41">=</text:span><text:span text:style-name="T44"> vec</text:span><text:span text:style-name="T35">[</text:span><text:span text:style-name="T44">run_cur</text:span><text:span text:style-name="T35">]</text:span><text:span text:style-name="T37">;</text:span></text:p>
      <text:p text:style-name="P77"><text:s text:c="12"/><text:span text:style-name="T44">vec</text:span><text:span text:style-name="T35">[</text:span><text:span text:style-name="T44">run_cur</text:span><text:span text:style-name="T35">]</text:span><text:span text:style-name="T44"> </text:span><text:span text:style-name="T41">=</text:span><text:span text:style-name="T44"> vec</text:span><text:span text:style-name="T35">[</text:span><text:span text:style-name="T44">run_cur </text:span><text:span text:style-name="T43">+</text:span><text:span text:style-name="T44"> </text:span><text:span text:style-name="T45">1</text:span><text:span text:style-name="T35">]</text:span><text:span text:style-name="T37">;</text:span></text:p>
      <text:p text:style-name="P77"><text:s text:c="12"/><text:span text:style-name="T44">vec</text:span><text:span text:style-name="T35">[</text:span><text:span text:style-name="T44">run_cur </text:span><text:span text:style-name="T43">+</text:span><text:span text:style-name="T44"> </text:span><text:span text:style-name="T45">1</text:span><text:span text:style-name="T35">]</text:span><text:span text:style-name="T44"> </text:span><text:span text:style-name="T41">=</text:span><text:span text:style-name="T44"> tmp</text:span><text:span text:style-name="T37">;</text:span></text:p>
      <text:p text:style-name="P77"><text:s text:c="8"/><text:span text:style-name="T35">}</text:span></text:p>
      <text:p text:style-name="P77"><text:s text:c="8"/><text:span text:style-name="T33">bool</text:span><text:span text:style-name="T44"> right </text:span><text:span text:style-name="T41">=</text:span><text:span text:style-name="T44"> </text:span><text:span text:style-name="T33">true</text:span><text:span text:style-name="T37">;</text:span></text:p>
      <text:p text:style-name="P77"><text:s text:c="8"/><text:span text:style-name="T33">while</text:span><text:span text:style-name="T44"> </text:span><text:span text:style-name="T35">(</text:span><text:span text:style-name="T44">right</text:span><text:span text:style-name="T35">)</text:span><text:span text:style-name="T44"> </text:span><text:span text:style-name="T35">{</text:span></text:p>
      <text:p text:style-name="P77"><text:s text:c="12"/><text:span text:style-name="T47">// если не соблюдается порядок возрастания</text:span></text:p>
      <text:p text:style-name="P77"><text:s text:c="12"/><text:span text:style-name="T33">if</text:span><text:span text:style-name="T44"> </text:span><text:span text:style-name="T35">(</text:span><text:span text:style-name="T44">vec</text:span><text:span text:style-name="T35">[</text:span><text:span text:style-name="T44">run_cur</text:span><text:span text:style-name="T35">]</text:span><text:span text:style-name="T44"> </text:span><text:span text:style-name="T41">&gt;</text:span><text:span text:style-name="T44"> vec</text:span><text:span text:style-name="T35">[</text:span><text:span text:style-name="T44">run_cur </text:span><text:span text:style-name="T43">+</text:span><text:span text:style-name="T44"> </text:span><text:span text:style-name="T45">1</text:span><text:span text:style-name="T35">])</text:span></text:p>
      <text:p text:style-name="P77"><text:s text:c="16"/><text:span text:style-name="T44">right </text:span><text:span text:style-name="T41">=</text:span><text:span text:style-name="T44"> </text:span><text:span text:style-name="T33">false</text:span><text:span text:style-name="T37">;</text:span></text:p>
      <text:p text:style-name="P77"><text:s text:c="12"/><text:span text:style-name="T47">// но минран ещё не достигнут</text:span></text:p>
      <text:p text:style-name="P77"><text:s text:c="12"/><text:span text:style-name="T33">if</text:span><text:span text:style-name="T44"> </text:span><text:span text:style-name="T35">(</text:span><text:span text:style-name="T43">!</text:span><text:span text:style-name="T35">(</text:span><text:span text:style-name="T44">right</text:span><text:span text:style-name="T35">)</text:span><text:span text:style-name="T44"> </text:span><text:span text:style-name="T43">&amp;&amp;</text:span><text:span text:style-name="T44"> </text:span><text:span text:style-name="T35">(</text:span><text:span text:style-name="T44">run_cur </text:span><text:span text:style-name="T43">-</text:span><text:span text:style-name="T44"> cur </text:span><text:span text:style-name="T41">&lt;</text:span><text:span text:style-name="T44"> minrun</text:span><text:span text:style-name="T35">))</text:span></text:p>
      <text:p text:style-name="P77"><text:s text:c="16"/><text:span text:style-name="T44">right </text:span><text:span text:style-name="T41">=</text:span><text:span text:style-name="T44"> </text:span><text:span text:style-name="T33">true</text:span><text:span text:style-name="T37">;</text:span></text:p>
      <text:p text:style-name="P77"><text:soft-page-break/><text:s text:c="12"/><text:span text:style-name="T47">// конец вектора</text:span></text:p>
      <text:p text:style-name="P77"><text:s text:c="12"/><text:span text:style-name="T33">if</text:span><text:span text:style-name="T44"> </text:span><text:span text:style-name="T35">(</text:span><text:span text:style-name="T44">run_cur </text:span><text:span text:style-name="T41">==</text:span><text:span text:style-name="T44"> vec.</text:span><text:span text:style-name="T39">size</text:span><text:span text:style-name="T35">()</text:span><text:span text:style-name="T44"> </text:span><text:span text:style-name="T43">-</text:span><text:span text:style-name="T44"> </text:span><text:span text:style-name="T45">1</text:span><text:span text:style-name="T35">)</text:span></text:p>
      <text:p text:style-name="P77"><text:s text:c="16"/><text:span text:style-name="T44">right </text:span><text:span text:style-name="T41">=</text:span><text:span text:style-name="T44"> </text:span><text:span text:style-name="T33">false</text:span><text:span text:style-name="T37">;</text:span></text:p>
      <text:p text:style-name="P77"> </text:p>
      <text:p text:style-name="P77"><text:s text:c="12"/><text:span text:style-name="T33">if</text:span><text:span text:style-name="T44"> </text:span><text:span text:style-name="T35">(</text:span><text:span text:style-name="T44">right</text:span><text:span text:style-name="T35">)</text:span></text:p>
      <text:p text:style-name="P77"><text:s text:c="16"/><text:span text:style-name="T43">++</text:span><text:span text:style-name="T44">run_cur</text:span><text:span text:style-name="T37">;</text:span></text:p>
      <text:p text:style-name="P77"><text:s text:c="8"/><text:span text:style-name="T35">}</text:span></text:p>
      <text:p text:style-name="P77"><text:s text:c="8"/><text:span text:style-name="T33">size_t</text:span><text:span text:style-name="T44"> size </text:span><text:span text:style-name="T41">=</text:span><text:span text:style-name="T44"> run_cur </text:span><text:span text:style-name="T43">-</text:span><text:span text:style-name="T44"> cur </text:span><text:span text:style-name="T43">+</text:span><text:span text:style-name="T44"> </text:span><text:span text:style-name="T45">1</text:span><text:span text:style-name="T37">;</text:span></text:p>
      <text:p text:style-name="P77"> </text:p>
      <text:p text:style-name="P77"><text:s text:c="8"/><text:span text:style-name="T44">runs.</text:span><text:span text:style-name="T39">push_back</text:span><text:span text:style-name="T35">(</text:span><text:span text:style-name="T44">cur</text:span><text:span text:style-name="T35">)</text:span><text:span text:style-name="T37">;</text:span></text:p>
      <text:p text:style-name="P77"><text:s text:c="8"/><text:span text:style-name="T44">runs.</text:span><text:span text:style-name="T39">push_back</text:span><text:span text:style-name="T35">(</text:span><text:span text:style-name="T44">size</text:span><text:span text:style-name="T35">)</text:span><text:span text:style-name="T37">;</text:span></text:p>
      <text:p text:style-name="P77"> </text:p>
      <text:p text:style-name="P77"><text:s text:c="8"/><text:span text:style-name="T44">cur </text:span><text:span text:style-name="T41">=</text:span><text:span text:style-name="T44"> run_cur </text:span><text:span text:style-name="T43">+</text:span><text:span text:style-name="T44"> </text:span><text:span text:style-name="T45">1</text:span><text:span text:style-name="T37">;</text:span></text:p>
      <text:p text:style-name="P77"><text:s text:c="4"/><text:span text:style-name="T35">}</text:span></text:p>
      <text:p text:style-name="P77"> </text:p>
      <text:p text:style-name="P77"><text:s text:c="4"/><text:span text:style-name="T44">std</text:span><text:span text:style-name="T37">::</text:span><text:span text:style-name="T39">thread</text:span><text:span text:style-name="T44"> thr</text:span><text:span text:style-name="T35">[</text:span><text:span text:style-name="T44">n</text:span><text:span text:style-name="T35">]</text:span><text:span text:style-name="T37">;</text:span></text:p>
      <text:p text:style-name="P77"><text:s text:c="4"/><text:span text:style-name="T33">size_t</text:span><text:span text:style-name="T44"> c </text:span><text:span text:style-name="T41">=</text:span><text:span text:style-name="T44"> </text:span><text:span text:style-name="T45">0</text:span><text:span text:style-name="T37">;</text:span></text:p>
      <text:p text:style-name="P77"> </text:p>
      <text:p text:style-name="P77"><text:s text:c="4"/><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runs.</text:span><text:span text:style-name="T39">size</text:span><text:span text:style-name="T35">()</text:span><text:span text:style-name="T44"> </text:span><text:span text:style-name="T43">-</text:span><text:span text:style-name="T44"> </text:span><text:span text:style-name="T45">1</text:span><text:span text:style-name="T37">;</text:span><text:span text:style-name="T44"> i </text:span><text:span text:style-name="T43">+</text:span><text:span text:style-name="T41">=</text:span><text:span text:style-name="T44"> </text:span><text:span text:style-name="T45">2</text:span><text:span text:style-name="T35">)</text:span><text:span text:style-name="T44"> </text:span><text:span text:style-name="T35">{</text:span></text:p>
      <text:p text:style-name="P77"><text:s text:c="8"/><text:span text:style-name="T33">if</text:span><text:span text:style-name="T44"> </text:span><text:span text:style-name="T35">(</text:span><text:span text:style-name="T44">c </text:span><text:span text:style-name="T41">&lt;</text:span><text:span text:style-name="T44"> n</text:span><text:span text:style-name="T35">)</text:span><text:span text:style-name="T44"> </text:span><text:span text:style-name="T35">{</text:span></text:p>
      <text:p text:style-name="P77"><text:s text:c="12"/><text:span text:style-name="T44">thr</text:span><text:span text:style-name="T35">[</text:span><text:span text:style-name="T44">c</text:span><text:span text:style-name="T35">]</text:span><text:span text:style-name="T44"> </text:span><text:span text:style-name="T41">=</text:span><text:span text:style-name="T44"> std</text:span><text:span text:style-name="T37">::</text:span><text:span text:style-name="T39">thread</text:span><text:span text:style-name="T35">(</text:span><text:span text:style-name="T44">insert_sort, std</text:span><text:span text:style-name="T37">::</text:span><text:span text:style-name="T39">ref</text:span><text:span text:style-name="T35">(</text:span><text:span text:style-name="T44">vec</text:span><text:span text:style-name="T35">)</text:span><text:span text:style-name="T44">, runs</text:span><text:span text:style-name="T35">[</text:span><text:span text:style-name="T44">i</text:span><text:span text:style-name="T35">]</text:span><text:span text:style-name="T44">, runs</text:span><text:span text:style-name="T35">[</text:span><text:span text:style-name="T44">i </text:span><text:span text:style-name="T43">+</text:span><text:span text:style-name="T44"> </text:span><text:span text:style-name="T45">1</text:span><text:span text:style-name="T35">])</text:span><text:span text:style-name="T37">;</text:span></text:p>
      <text:p text:style-name="P77"><text:s text:c="12"/><text:span text:style-name="T43">++</text:span><text:span text:style-name="T44">c</text:span><text:span text:style-name="T37">;</text:span></text:p>
      <text:p text:style-name="P77"><text:s text:c="8"/><text:span text:style-name="T35">}</text:span><text:span text:style-name="T44"> </text:span><text:span text:style-name="T33">else</text:span><text:span text:style-name="T44"> </text:span><text:span text:style-name="T35">{</text:span></text:p>
      <text:p text:style-name="P77"><text:s text:c="12"/><text:span text:style-name="T33">for</text:span><text:span text:style-name="T44"> </text:span><text:span text:style-name="T35">(</text:span><text:span text:style-name="T33">size_t</text:span><text:span text:style-name="T44"> j </text:span><text:span text:style-name="T41">=</text:span><text:span text:style-name="T44"> </text:span><text:span text:style-name="T45">0</text:span><text:span text:style-name="T37">;</text:span><text:span text:style-name="T44"> j </text:span><text:span text:style-name="T41">&lt;</text:span><text:span text:style-name="T44"> c</text:span><text:span text:style-name="T37">;</text:span><text:span text:style-name="T44"> </text:span><text:span text:style-name="T43">++</text:span><text:span text:style-name="T44">j</text:span><text:span text:style-name="T35">)</text:span><text:span text:style-name="T44"> </text:span><text:span text:style-name="T35">{</text:span></text:p>
      <text:p text:style-name="P77"><text:s text:c="16"/><text:span text:style-name="T44">thr</text:span><text:span text:style-name="T35">[</text:span><text:span text:style-name="T44">j</text:span><text:span text:style-name="T35">]</text:span><text:span text:style-name="T44">.</text:span><text:span text:style-name="T39">join</text:span><text:span text:style-name="T35">()</text:span><text:span text:style-name="T37">;</text:span></text:p>
      <text:p text:style-name="P77"><text:s text:c="12"/><text:span text:style-name="T35">}</text:span></text:p>
      <text:p text:style-name="P77"><text:s text:c="12"/><text:span text:style-name="T44">c </text:span><text:span text:style-name="T41">=</text:span><text:span text:style-name="T44"> </text:span><text:span text:style-name="T45">0</text:span><text:span text:style-name="T37">;</text:span></text:p>
      <text:p text:style-name="P77"><text:s text:c="12"/><text:span text:style-name="T44">thr</text:span><text:span text:style-name="T35">[</text:span><text:span text:style-name="T44">c</text:span><text:span text:style-name="T35">]</text:span><text:span text:style-name="T44"> </text:span><text:span text:style-name="T41">=</text:span><text:span text:style-name="T44"> std</text:span><text:span text:style-name="T37">::</text:span><text:span text:style-name="T39">thread</text:span><text:span text:style-name="T35">(</text:span><text:span text:style-name="T44">insert_sort, std</text:span><text:span text:style-name="T37">::</text:span><text:span text:style-name="T39">ref</text:span><text:span text:style-name="T35">(</text:span><text:span text:style-name="T44">vec</text:span><text:span text:style-name="T35">)</text:span><text:span text:style-name="T44">, runs</text:span><text:span text:style-name="T35">[</text:span><text:span text:style-name="T44">i</text:span><text:span text:style-name="T35">]</text:span><text:span text:style-name="T44">, runs</text:span><text:span text:style-name="T35">[</text:span><text:span text:style-name="T44">i </text:span><text:span text:style-name="T43">+</text:span><text:span text:style-name="T44"> </text:span><text:span text:style-name="T45">1</text:span><text:span text:style-name="T35">])</text:span><text:span text:style-name="T37">;</text:span></text:p>
      <text:p text:style-name="P77"><text:s text:c="12"/><text:span text:style-name="T43">++</text:span><text:span text:style-name="T44">c</text:span><text:span text:style-name="T37">;</text:span></text:p>
      <text:p text:style-name="P77"><text:s text:c="8"/><text:span text:style-name="T35">}</text:span></text:p>
      <text:p text:style-name="P77"><text:soft-page-break/><text:s text:c="4"/><text:span text:style-name="T35">}</text:span></text:p>
      <text:p text:style-name="P77"> </text:p>
      <text:p text:style-name="P77"><text:s text:c="4"/><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c</text:span><text:span text:style-name="T37">;</text:span><text:span text:style-name="T44"> </text:span><text:span text:style-name="T43">++</text:span><text:span text:style-name="T44">i</text:span><text:span text:style-name="T35">)</text:span><text:span text:style-name="T44"> </text:span><text:span text:style-name="T35">{</text:span></text:p>
      <text:p text:style-name="P77"><text:s text:c="8"/><text:span text:style-name="T44">thr</text:span><text:span text:style-name="T35">[</text:span><text:span text:style-name="T44">i</text:span><text:span text:style-name="T35">]</text:span><text:span text:style-name="T44">.</text:span><text:span text:style-name="T39">join</text:span><text:span text:style-name="T35">()</text:span><text:span text:style-name="T37">;</text:span></text:p>
      <text:p text:style-name="P77"><text:s text:c="4"/><text:span text:style-name="T35">}</text:span></text:p>
      <text:p text:style-name="P77"> </text:p>
      <text:p text:style-name="P77"><text:s text:c="4"/><text:span text:style-name="T47">// merge</text:span></text:p>
      <text:p text:style-name="P77"><text:s text:c="4"/><text:span text:style-name="T33">while</text:span><text:span text:style-name="T35">(</text:span><text:span text:style-name="T44">runs.</text:span><text:span text:style-name="T39">size</text:span><text:span text:style-name="T35">()</text:span><text:span text:style-name="T44"> </text:span><text:span text:style-name="T41">&gt;</text:span><text:span text:style-name="T44"> </text:span><text:span text:style-name="T45">2</text:span><text:span text:style-name="T35">)</text:span><text:span text:style-name="T44"> </text:span><text:span text:style-name="T35">{</text:span></text:p>
      <text:p text:style-name="P77"><text:s text:c="8"/><text:span text:style-name="T33">size_t</text:span><text:span text:style-name="T44"> k </text:span><text:span text:style-name="T41">=</text:span><text:span text:style-name="T44"> </text:span><text:span text:style-name="T45">0</text:span><text:span text:style-name="T37">;</text:span></text:p>
      <text:p text:style-name="P77"><text:s text:c="8"/><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runs.</text:span><text:span text:style-name="T39">size</text:span><text:span text:style-name="T35">()</text:span><text:span text:style-name="T37">;</text:span><text:span text:style-name="T44"> i </text:span><text:span text:style-name="T43">+</text:span><text:span text:style-name="T41">=</text:span><text:span text:style-name="T44"> </text:span><text:span text:style-name="T45">4</text:span><text:span text:style-name="T35">)</text:span><text:span text:style-name="T44"> </text:span><text:span text:style-name="T35">{</text:span></text:p>
      <text:p text:style-name="P77"><text:s text:c="12"/><text:span text:style-name="T33">int</text:span><text:span text:style-name="T44"> x_start </text:span><text:span text:style-name="T41">=</text:span><text:span text:style-name="T44"> runs</text:span><text:span text:style-name="T35">[</text:span><text:span text:style-name="T44">i</text:span><text:span text:style-name="T35">]</text:span><text:span text:style-name="T44">, x_len </text:span><text:span text:style-name="T41">=</text:span><text:span text:style-name="T44"> runs</text:span><text:span text:style-name="T35">[</text:span><text:span text:style-name="T44">i </text:span><text:span text:style-name="T43">+</text:span><text:span text:style-name="T44"> </text:span><text:span text:style-name="T45">1</text:span><text:span text:style-name="T35">]</text:span><text:span text:style-name="T37">;</text:span></text:p>
      <text:p text:style-name="P77"><text:s text:c="12"/><text:span text:style-name="T33">int</text:span><text:span text:style-name="T44"> y_start </text:span><text:span text:style-name="T41">=</text:span><text:span text:style-name="T44"> runs</text:span><text:span text:style-name="T35">[</text:span><text:span text:style-name="T44">i </text:span><text:span text:style-name="T43">+</text:span><text:span text:style-name="T44"> </text:span><text:span text:style-name="T45">2</text:span><text:span text:style-name="T35">]</text:span><text:span text:style-name="T44">, y_len </text:span><text:span text:style-name="T41">=</text:span><text:span text:style-name="T44"> runs</text:span><text:span text:style-name="T35">[</text:span><text:span text:style-name="T44">i </text:span><text:span text:style-name="T43">+</text:span><text:span text:style-name="T44"> </text:span><text:span text:style-name="T45">3</text:span><text:span text:style-name="T35">]</text:span><text:span text:style-name="T37">;</text:span></text:p>
      <text:p text:style-name="P77"><text:s text:c="12"/><text:span text:style-name="T33">if</text:span><text:span text:style-name="T44"> </text:span><text:span text:style-name="T35">(</text:span><text:span text:style-name="T44">k </text:span><text:span text:style-name="T41">&lt;</text:span><text:span text:style-name="T44"> n</text:span><text:span text:style-name="T35">)</text:span><text:span text:style-name="T44"> </text:span><text:span text:style-name="T35">{</text:span></text:p>
      <text:p text:style-name="P77"><text:s text:c="16"/><text:span text:style-name="T44">thr</text:span><text:span text:style-name="T35">[</text:span><text:span text:style-name="T44">k</text:span><text:span text:style-name="T35">]</text:span><text:span text:style-name="T44"> </text:span><text:span text:style-name="T41">=</text:span><text:span text:style-name="T44"> std</text:span><text:span text:style-name="T37">::</text:span><text:span text:style-name="T39">thread</text:span><text:span text:style-name="T35">(</text:span><text:span text:style-name="T44">merge, std</text:span><text:span text:style-name="T37">::</text:span><text:span text:style-name="T39">ref</text:span><text:span text:style-name="T35">(</text:span><text:span text:style-name="T44">vec</text:span><text:span text:style-name="T35">)</text:span><text:span text:style-name="T44">, x_start, x_len, y_start, y_len</text:span><text:span text:style-name="T35">)</text:span><text:span text:style-name="T37">;</text:span></text:p>
      <text:p text:style-name="P77"><text:s text:c="16"/><text:span text:style-name="T43">++</text:span><text:span text:style-name="T44">k</text:span><text:span text:style-name="T37">;</text:span></text:p>
      <text:p text:style-name="P77"><text:s text:c="12"/><text:span text:style-name="T35">}</text:span><text:span text:style-name="T44"> </text:span><text:span text:style-name="T33">else</text:span><text:span text:style-name="T44"> </text:span><text:span text:style-name="T35">{</text:span></text:p>
      <text:p text:style-name="P77"><text:s text:c="16"/><text:span text:style-name="T33">for</text:span><text:span text:style-name="T44"> </text:span><text:span text:style-name="T35">(</text:span><text:span text:style-name="T33">size_t</text:span><text:span text:style-name="T44"> j </text:span><text:span text:style-name="T41">=</text:span><text:span text:style-name="T44"> </text:span><text:span text:style-name="T45">0</text:span><text:span text:style-name="T37">;</text:span><text:span text:style-name="T44"> j </text:span><text:span text:style-name="T41">&lt;</text:span><text:span text:style-name="T44"> k</text:span><text:span text:style-name="T37">;</text:span><text:span text:style-name="T44"> </text:span><text:span text:style-name="T43">++</text:span><text:span text:style-name="T44">j</text:span><text:span text:style-name="T35">)</text:span></text:p>
      <text:p text:style-name="P77"><text:s text:c="20"/><text:span text:style-name="T44">thr</text:span><text:span text:style-name="T35">[</text:span><text:span text:style-name="T44">j</text:span><text:span text:style-name="T35">]</text:span><text:span text:style-name="T44">.</text:span><text:span text:style-name="T39">join</text:span><text:span text:style-name="T35">()</text:span><text:span text:style-name="T37">;</text:span></text:p>
      <text:p text:style-name="P77"><text:s text:c="16"/><text:span text:style-name="T44">k </text:span><text:span text:style-name="T41">=</text:span><text:span text:style-name="T44"> </text:span><text:span text:style-name="T45">0</text:span><text:span text:style-name="T37">;</text:span></text:p>
      <text:p text:style-name="P77"><text:s text:c="16"/><text:span text:style-name="T44">thr</text:span><text:span text:style-name="T35">[</text:span><text:span text:style-name="T44">k</text:span><text:span text:style-name="T35">]</text:span><text:span text:style-name="T44"> </text:span><text:span text:style-name="T41">=</text:span><text:span text:style-name="T44"> std</text:span><text:span text:style-name="T37">::</text:span><text:span text:style-name="T39">thread</text:span><text:span text:style-name="T35">(</text:span><text:span text:style-name="T44">merge, std</text:span><text:span text:style-name="T37">::</text:span><text:span text:style-name="T39">ref</text:span><text:span text:style-name="T35">(</text:span><text:span text:style-name="T44">vec</text:span><text:span text:style-name="T35">)</text:span><text:span text:style-name="T44">, x_start, x_len, y_start, y_len</text:span><text:span text:style-name="T35">)</text:span><text:span text:style-name="T37">;</text:span></text:p>
      <text:p text:style-name="P77"><text:s text:c="16"/><text:span text:style-name="T43">++</text:span><text:span text:style-name="T44">k</text:span><text:span text:style-name="T37">;</text:span></text:p>
      <text:p text:style-name="P77"><text:s text:c="12"/><text:span text:style-name="T35">}</text:span></text:p>
      <text:p text:style-name="P77"><text:s text:c="12"/><text:span text:style-name="T44">x_len </text:span><text:span text:style-name="T43">+</text:span><text:span text:style-name="T41">=</text:span><text:span text:style-name="T44"> y_len</text:span><text:span text:style-name="T37">;</text:span></text:p>
      <text:p text:style-name="P77"><text:s text:c="12"/><text:span text:style-name="T44">runs</text:span><text:span text:style-name="T35">[</text:span><text:span text:style-name="T44">i </text:span><text:span text:style-name="T43">+</text:span><text:span text:style-name="T44"> </text:span><text:span text:style-name="T45">1</text:span><text:span text:style-name="T35">]</text:span><text:span text:style-name="T44"> </text:span><text:span text:style-name="T41">=</text:span><text:span text:style-name="T44"> x_len</text:span><text:span text:style-name="T37">;</text:span></text:p>
      <text:p text:style-name="P77"><text:s text:c="12"/><text:span text:style-name="T44">runs</text:span><text:span text:style-name="T35">[</text:span><text:span text:style-name="T44">i </text:span><text:span text:style-name="T43">+</text:span><text:span text:style-name="T44"> </text:span><text:span text:style-name="T45">2</text:span><text:span text:style-name="T35">]</text:span><text:span text:style-name="T44"> </text:span><text:span text:style-name="T41">=</text:span><text:span text:style-name="T44"> </text:span><text:span text:style-name="T43">-</text:span><text:span text:style-name="T45">1</text:span><text:span text:style-name="T37">;</text:span></text:p>
      <text:p text:style-name="P77"><text:s text:c="12"/><text:span text:style-name="T44">runs</text:span><text:span text:style-name="T35">[</text:span><text:span text:style-name="T44">i </text:span><text:span text:style-name="T43">+</text:span><text:span text:style-name="T44"> </text:span><text:span text:style-name="T45">3</text:span><text:span text:style-name="T35">]</text:span><text:span text:style-name="T44"> </text:span><text:span text:style-name="T41">=</text:span><text:span text:style-name="T44"> </text:span><text:span text:style-name="T43">-</text:span><text:span text:style-name="T45">1</text:span><text:span text:style-name="T37">;</text:span></text:p>
      <text:p text:style-name="P77"><text:s text:c="8"/><text:span text:style-name="T35">}</text:span></text:p>
      <text:p text:style-name="P77"> </text:p>
      <text:p text:style-name="P77"><text:s text:c="8"/><text:span text:style-name="T33">for</text:span><text:span text:style-name="T44"> </text:span><text:span text:style-name="T35">(</text:span><text:span text:style-name="T33">int</text:span><text:span text:style-name="T44"> j </text:span><text:span text:style-name="T41">=</text:span><text:span text:style-name="T44"> runs.</text:span><text:span text:style-name="T39">size</text:span><text:span text:style-name="T35">()</text:span><text:span text:style-name="T44"> </text:span><text:span text:style-name="T43">-</text:span><text:span text:style-name="T44"> </text:span><text:span text:style-name="T45">1</text:span><text:span text:style-name="T37">;</text:span><text:span text:style-name="T44"> j </text:span><text:span text:style-name="T41">&gt;=</text:span><text:span text:style-name="T44"> </text:span><text:span text:style-name="T45">0</text:span><text:span text:style-name="T37">;</text:span><text:span text:style-name="T44"> </text:span><text:span text:style-name="T43">--</text:span><text:span text:style-name="T44">j</text:span><text:span text:style-name="T35">)</text:span><text:span text:style-name="T44"> </text:span><text:span text:style-name="T35">{</text:span></text:p>
      <text:p text:style-name="P77"><text:s text:c="12"/><text:span text:style-name="T33">if</text:span><text:span text:style-name="T44"> </text:span><text:span text:style-name="T35">(</text:span><text:span text:style-name="T44">runs</text:span><text:span text:style-name="T35">[</text:span><text:span text:style-name="T44">j</text:span><text:span text:style-name="T35">]</text:span><text:span text:style-name="T44"> </text:span><text:span text:style-name="T41">==</text:span><text:span text:style-name="T44"> </text:span><text:span text:style-name="T43">-</text:span><text:span text:style-name="T45">1</text:span><text:span text:style-name="T35">)</text:span><text:span text:style-name="T44"> </text:span><text:span text:style-name="T35">{</text:span></text:p>
      <text:p text:style-name="P77"><text:soft-page-break/><text:s text:c="16"/><text:span text:style-name="T44">runs.</text:span><text:span text:style-name="T39">erase</text:span><text:span text:style-name="T35">(</text:span><text:span text:style-name="T44">runs.</text:span><text:span text:style-name="T39">begin</text:span><text:span text:style-name="T35">()</text:span><text:span text:style-name="T44"> </text:span><text:span text:style-name="T43">+</text:span><text:span text:style-name="T44"> j</text:span><text:span text:style-name="T35">)</text:span><text:span text:style-name="T37">;</text:span></text:p>
      <text:p text:style-name="P77"><text:s text:c="12"/><text:span text:style-name="T35">}</text:span></text:p>
      <text:p text:style-name="P77"><text:s text:c="8"/><text:span text:style-name="T35">}</text:span></text:p>
      <text:p text:style-name="P77"> </text:p>
      <text:p text:style-name="P77"><text:s text:c="8"/><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k</text:span><text:span text:style-name="T37">;</text:span><text:span text:style-name="T44"> </text:span><text:span text:style-name="T43">++</text:span><text:span text:style-name="T44">i</text:span><text:span text:style-name="T35">)</text:span><text:span text:style-name="T44"> </text:span><text:span text:style-name="T35">{</text:span></text:p>
      <text:p text:style-name="P77"><text:s text:c="12"/><text:span text:style-name="T44">thr</text:span><text:span text:style-name="T35">[</text:span><text:span text:style-name="T44">i</text:span><text:span text:style-name="T35">]</text:span><text:span text:style-name="T44">.</text:span><text:span text:style-name="T39">join</text:span><text:span text:style-name="T35">()</text:span><text:span text:style-name="T37">;</text:span></text:p>
      <text:p text:style-name="P77"><text:s text:c="8"/><text:span text:style-name="T35">}</text:span></text:p>
      <text:p text:style-name="P77"><text:s text:c="4"/><text:span text:style-name="T35">}</text:span></text:p>
      <text:p text:style-name="P80">}</text:p>
      <text:p text:style-name="P77"> </text:p>
      <text:p text:style-name="P78"><text:span text:style-name="T32">int</text:span> main<text:span text:style-name="T34">(</text:span><text:span text:style-name="T32">int</text:span> argc, <text:span text:style-name="T32">char</text:span><text:span text:style-name="T42">*</text:span> argv<text:span text:style-name="T34">[])</text:span> <text:span text:style-name="T34">{</text:span></text:p>
      <text:p text:style-name="P77"><text:s text:c="4"/><text:span text:style-name="T33">int</text:span><text:span text:style-name="T44"> m, n</text:span><text:span text:style-name="T37">;</text:span></text:p>
      <text:p text:style-name="P77"><text:s text:c="4"/><text:span text:style-name="T33">if</text:span><text:span text:style-name="T44"> </text:span><text:span text:style-name="T35">((</text:span><text:span text:style-name="T44">argc </text:span><text:span text:style-name="T43">!</text:span><text:span text:style-name="T41">=</text:span><text:span text:style-name="T44"> </text:span><text:span text:style-name="T45">2</text:span><text:span text:style-name="T35">)</text:span><text:span text:style-name="T44"> </text:span><text:span text:style-name="T43">||</text:span><text:span text:style-name="T44"> </text:span><text:span text:style-name="T35">(</text:span><text:span text:style-name="T45">atoi</text:span><text:span text:style-name="T35">(</text:span><text:span text:style-name="T44">argv</text:span><text:span text:style-name="T35">[</text:span><text:span text:style-name="T45">1</text:span><text:span text:style-name="T35">])</text:span><text:span text:style-name="T44"> </text:span><text:span text:style-name="T41">&lt;</text:span><text:span text:style-name="T44"> </text:span><text:span text:style-name="T45">1</text:span><text:span text:style-name="T35">))</text:span><text:span text:style-name="T44"> </text:span><text:span text:style-name="T35">{</text:span></text:p>
      <text:p text:style-name="P77"><text:s text:c="8"/><text:span text:style-name="T44">std</text:span><text:span text:style-name="T37">::</text:span><text:span text:style-name="T45">cout</text:span><text:span text:style-name="T44"> </text:span><text:span text:style-name="T41">&lt;&lt;</text:span><text:span text:style-name="T44"> </text:span><text:span text:style-name="T46">"Invalid number"</text:span><text:span text:style-name="T44"> </text:span><text:span text:style-name="T41">&lt;&lt;</text:span><text:span text:style-name="T44"> std</text:span><text:span text:style-name="T37">::</text:span><text:span text:style-name="T39">endl</text:span><text:span text:style-name="T37">;</text:span></text:p>
      <text:p text:style-name="P77"><text:s text:c="8"/><text:span text:style-name="T45">exit</text:span><text:span text:style-name="T35">(</text:span><text:span text:style-name="T33">EXIT_FAILURE</text:span><text:span text:style-name="T35">)</text:span><text:span text:style-name="T37">;</text:span></text:p>
      <text:p text:style-name="P77"><text:s text:c="4"/><text:span text:style-name="T35">}</text:span></text:p>
      <text:p text:style-name="P77"><text:s text:c="4"/><text:span text:style-name="T44">n </text:span><text:span text:style-name="T41">=</text:span><text:span text:style-name="T44"> </text:span><text:span text:style-name="T45">strtol</text:span><text:span text:style-name="T35">(</text:span><text:span text:style-name="T44">argv</text:span><text:span text:style-name="T35">[</text:span><text:span text:style-name="T45">1</text:span><text:span text:style-name="T35">]</text:span><text:span text:style-name="T44">, </text:span><text:span text:style-name="T33">NULL</text:span><text:span text:style-name="T44">, </text:span><text:span text:style-name="T45">10</text:span><text:span text:style-name="T35">)</text:span><text:span text:style-name="T37">;</text:span></text:p>
      <text:p text:style-name="P77"><text:s text:c="4"/><text:span text:style-name="T44">std</text:span><text:span text:style-name="T37">::</text:span><text:span text:style-name="T45">cout</text:span><text:span text:style-name="T44"> </text:span><text:span text:style-name="T41">&lt;&lt;</text:span><text:span text:style-name="T44"> </text:span><text:span text:style-name="T46">"Max threads number is "</text:span><text:span text:style-name="T44"> </text:span><text:span text:style-name="T41">&lt;&lt;</text:span><text:span text:style-name="T44"> n </text:span><text:span text:style-name="T41">&lt;&lt;</text:span><text:span text:style-name="T44"> std</text:span><text:span text:style-name="T37">::</text:span><text:span text:style-name="T39">endl</text:span><text:span text:style-name="T37">;</text:span></text:p>
      <text:p text:style-name="P77"><text:s text:c="4"/><text:span text:style-name="T44">std</text:span><text:span text:style-name="T37">::</text:span><text:span text:style-name="T39">vector</text:span><text:span text:style-name="T41">&lt;</text:span><text:span text:style-name="T33">int</text:span><text:span text:style-name="T41">&gt;</text:span><text:span text:style-name="T44"> forsort</text:span><text:span text:style-name="T37">;</text:span></text:p>
      <text:p text:style-name="P77"><text:s text:c="4"/><text:span text:style-name="T44">std</text:span><text:span text:style-name="T37">::</text:span><text:span text:style-name="T45">cout</text:span><text:span text:style-name="T44"> </text:span><text:span text:style-name="T41">&lt;&lt;</text:span><text:span text:style-name="T44"> </text:span><text:span text:style-name="T46">"Enter vector for sorting:"</text:span><text:span text:style-name="T44"> </text:span><text:span text:style-name="T41">&lt;&lt;</text:span><text:span text:style-name="T44"> std</text:span><text:span text:style-name="T37">::</text:span><text:span text:style-name="T39">endl</text:span><text:span text:style-name="T37">;</text:span></text:p>
      <text:p text:style-name="P77"><text:s text:c="4"/><text:span text:style-name="T33">while</text:span><text:span text:style-name="T44"> </text:span><text:span text:style-name="T35">(</text:span><text:span text:style-name="T44">std</text:span><text:span text:style-name="T37">::</text:span><text:span text:style-name="T45">cin</text:span><text:span text:style-name="T44"> </text:span><text:span text:style-name="T41">&gt;&gt;</text:span><text:span text:style-name="T44"> m</text:span><text:span text:style-name="T35">)</text:span><text:span text:style-name="T44"> </text:span><text:span text:style-name="T35">{</text:span></text:p>
      <text:p text:style-name="P77"><text:s text:c="8"/><text:span text:style-name="T44">forsort.</text:span><text:span text:style-name="T39">push_back</text:span><text:span text:style-name="T35">(</text:span><text:span text:style-name="T44">m</text:span><text:span text:style-name="T35">)</text:span><text:span text:style-name="T37">;</text:span></text:p>
      <text:p text:style-name="P77"><text:s text:c="4"/><text:span text:style-name="T35">}</text:span></text:p>
      <text:p text:style-name="P77"><text:s text:c="4"/><text:span text:style-name="T44">std</text:span><text:span text:style-name="T37">::</text:span><text:span text:style-name="T45">cout</text:span><text:span text:style-name="T44"> </text:span><text:span text:style-name="T41">&lt;&lt;</text:span><text:span text:style-name="T44"> </text:span><text:span text:style-name="T46">"Size = "</text:span><text:span text:style-name="T44"> </text:span><text:span text:style-name="T41">&lt;&lt;</text:span><text:span text:style-name="T44"> forsort.</text:span><text:span text:style-name="T39">size</text:span><text:span text:style-name="T35">()</text:span><text:span text:style-name="T44"> </text:span><text:span text:style-name="T41">&lt;&lt;</text:span><text:span text:style-name="T44"> std</text:span><text:span text:style-name="T37">::</text:span><text:span text:style-name="T39">endl</text:span><text:span text:style-name="T37">;</text:span></text:p>
      <text:p text:style-name="P77"><text:s text:c="4"/><text:span text:style-name="T33">if</text:span><text:span text:style-name="T44"> </text:span><text:span text:style-name="T35">(</text:span><text:span text:style-name="T44">forsort.</text:span><text:span text:style-name="T39">size</text:span><text:span text:style-name="T35">()</text:span><text:span text:style-name="T44"> </text:span><text:span text:style-name="T41">&lt;</text:span><text:span text:style-name="T44"> </text:span><text:span text:style-name="T45">64</text:span><text:span text:style-name="T35">)</text:span><text:span text:style-name="T44"> </text:span><text:span text:style-name="T35">{</text:span></text:p>
      <text:p text:style-name="P77"><text:s text:c="8"/><text:span text:style-name="T44">insert_sort</text:span><text:span text:style-name="T35">(</text:span><text:span text:style-name="T44">forsort, </text:span><text:span text:style-name="T45">0</text:span><text:span text:style-name="T44">, forsort.</text:span><text:span text:style-name="T39">size</text:span><text:span text:style-name="T35">())</text:span><text:span text:style-name="T37">;</text:span></text:p>
      <text:p text:style-name="P77"><text:s text:c="4"/><text:span text:style-name="T35">}</text:span><text:span text:style-name="T44"> </text:span><text:span text:style-name="T33">else</text:span><text:span text:style-name="T44"> </text:span><text:span text:style-name="T35">{</text:span></text:p>
      <text:p text:style-name="P77"><text:s text:c="8"/><text:span text:style-name="T33">auto</text:span><text:span text:style-name="T44"> t1 </text:span><text:span text:style-name="T41">=</text:span><text:span text:style-name="T44"> std</text:span><text:span text:style-name="T37">::</text:span><text:span text:style-name="T39">chrono</text:span><text:span text:style-name="T37">::</text:span><text:span text:style-name="T39">high_resolution_clock</text:span><text:span text:style-name="T37">::</text:span><text:span text:style-name="T39">now</text:span><text:span text:style-name="T35">()</text:span><text:span text:style-name="T37">;</text:span></text:p>
      <text:p text:style-name="P77"><text:s text:c="8"/><text:span text:style-name="T44">TimSort</text:span><text:span text:style-name="T35">(</text:span><text:span text:style-name="T44">forsort, n</text:span><text:span text:style-name="T35">)</text:span><text:span text:style-name="T37">;</text:span></text:p>
      <text:p text:style-name="P77"><text:s text:c="8"/><text:span text:style-name="T33">auto</text:span><text:span text:style-name="T44"> t2 </text:span><text:span text:style-name="T41">=</text:span><text:span text:style-name="T44"> std</text:span><text:span text:style-name="T37">::</text:span><text:span text:style-name="T39">chrono</text:span><text:span text:style-name="T37">::</text:span><text:span text:style-name="T39">high_resolution_clock</text:span><text:span text:style-name="T37">::</text:span><text:span text:style-name="T39">now</text:span><text:span text:style-name="T35">()</text:span><text:span text:style-name="T37">;</text:span></text:p>
      <text:p text:style-name="P77"><text:soft-page-break/><text:s text:c="8"/><text:span text:style-name="T33">auto</text:span><text:span text:style-name="T44"> duration </text:span><text:span text:style-name="T41">=</text:span><text:span text:style-name="T44"> std</text:span><text:span text:style-name="T37">::</text:span><text:span text:style-name="T39">chrono</text:span><text:span text:style-name="T37">::</text:span><text:span text:style-name="T39">duration_cast</text:span><text:span text:style-name="T41">&lt;</text:span><text:span text:style-name="T44">std</text:span><text:span text:style-name="T37">::</text:span><text:span text:style-name="T39">chrono</text:span><text:span text:style-name="T37">::</text:span><text:span text:style-name="T39">microseconds</text:span><text:span text:style-name="T41">&gt;</text:span><text:span text:style-name="T35">(</text:span><text:span text:style-name="T44"> t2 </text:span><text:span text:style-name="T43">-</text:span><text:span text:style-name="T44"> t1 </text:span><text:span text:style-name="T35">)</text:span><text:span text:style-name="T44">.</text:span><text:span text:style-name="T39">count</text:span><text:span text:style-name="T35">()</text:span><text:span text:style-name="T37">;</text:span></text:p>
      <text:p text:style-name="P77"><text:s text:c="8"/><text:span text:style-name="T44">std</text:span><text:span text:style-name="T37">::</text:span><text:span text:style-name="T45">cout</text:span><text:span text:style-name="T44"> </text:span><text:span text:style-name="T41">&lt;&lt;</text:span><text:span text:style-name="T44"> </text:span><text:span text:style-name="T46">"Time: "</text:span><text:span text:style-name="T44"> </text:span><text:span text:style-name="T41">&lt;&lt;</text:span><text:span text:style-name="T44"> duration </text:span><text:span text:style-name="T41">&lt;&lt;</text:span><text:span text:style-name="T44"> </text:span><text:span text:style-name="T46">" microseconds"</text:span><text:span text:style-name="T44"> </text:span><text:span text:style-name="T41">&lt;&lt;</text:span><text:span text:style-name="T44"> std</text:span><text:span text:style-name="T37">::</text:span><text:span text:style-name="T39">endl</text:span><text:span text:style-name="T37">;</text:span></text:p>
      <text:p text:style-name="P77"><text:s text:c="4"/><text:span text:style-name="T35">}</text:span></text:p>
      <text:p text:style-name="P77"><text:s text:c="4"/><text:span text:style-name="T44">std</text:span><text:span text:style-name="T37">::</text:span><text:span text:style-name="T45">cout</text:span><text:span text:style-name="T44"> </text:span><text:span text:style-name="T41">&lt;&lt;</text:span><text:span text:style-name="T44"> </text:span><text:span text:style-name="T46">"Sorted vector:"</text:span><text:span text:style-name="T44"> </text:span><text:span text:style-name="T41">&lt;&lt;</text:span><text:span text:style-name="T44"> std</text:span><text:span text:style-name="T37">::</text:span><text:span text:style-name="T39">endl</text:span><text:span text:style-name="T37">;</text:span></text:p>
      <text:p text:style-name="P77"><text:s text:c="4"/><text:span text:style-name="T33">for</text:span><text:span text:style-name="T44"> </text:span><text:span text:style-name="T35">(</text:span><text:span text:style-name="T33">size_t</text:span><text:span text:style-name="T44"> i </text:span><text:span text:style-name="T41">=</text:span><text:span text:style-name="T44"> </text:span><text:span text:style-name="T45">0</text:span><text:span text:style-name="T37">;</text:span><text:span text:style-name="T44"> i </text:span><text:span text:style-name="T41">&lt;</text:span><text:span text:style-name="T44"> forsort.</text:span><text:span text:style-name="T39">size</text:span><text:span text:style-name="T35">()</text:span><text:span text:style-name="T37">;</text:span><text:span text:style-name="T44"> </text:span><text:span text:style-name="T43">++</text:span><text:span text:style-name="T44">i</text:span><text:span text:style-name="T35">)</text:span><text:span text:style-name="T44"> </text:span><text:span text:style-name="T35">{</text:span></text:p>
      <text:p text:style-name="P77"><text:s text:c="8"/><text:span text:style-name="T44">std</text:span><text:span text:style-name="T37">::</text:span><text:span text:style-name="T44"> </text:span><text:span text:style-name="T45">cout</text:span><text:span text:style-name="T44"> </text:span><text:span text:style-name="T41">&lt;&lt;</text:span><text:span text:style-name="T44"> forsort</text:span><text:span text:style-name="T35">[</text:span><text:span text:style-name="T44">i</text:span><text:span text:style-name="T35">]</text:span><text:span text:style-name="T44"> </text:span><text:span text:style-name="T41">&lt;&lt;</text:span><text:span text:style-name="T44"> </text:span><text:span text:style-name="T46">" "</text:span><text:span text:style-name="T37">;</text:span></text:p>
      <text:p text:style-name="P77"><text:s text:c="4"/><text:span text:style-name="T35">}</text:span></text:p>
      <text:p text:style-name="P77"><text:s text:c="4"/><text:span text:style-name="T44">std</text:span><text:span text:style-name="T37">::</text:span><text:span text:style-name="T45">cout</text:span><text:span text:style-name="T44"> </text:span><text:span text:style-name="T41">&lt;&lt;</text:span><text:span text:style-name="T44"> std</text:span><text:span text:style-name="T37">::</text:span><text:span text:style-name="T39">endl</text:span><text:span text:style-name="T37">;</text:span></text:p>
      <text:p text:style-name="P80">}</text:p>
      <text:p text:style-name="P14"/>
      <text:p text:style-name="P14"/>
      <text:list xml:id="list50205986942953" text:continue-numbering="true" text:style-name="L1">
        <text:list-item>
          <text:p text:style-name="P59">Выводы</text:p>
        </text:list-item>
      </text:list>
      <text:p text:style-name="P53"><text:span text:style-name="T13"><text:tab/>Я </text:span><text:span text:style-name="T12">осуществила многопоточность в своей программе, выполняя лабораторную работу. Оценив результаты, я сделала для себя некоторые выводы и заметила недочёты </text:span><text:span text:style-name="T15">(один описан в алгоритме)</text:span><text:span text:style-name="T12">.</text:span></text:p>
      <text:p text:style-name="P44"><text:tab/>Я поняла, что не каждому алгоритму подходит многопоточность, это зависит от того, насколько линейный алгоритм, то есть, как часто используется один и тот же фрагмент памяти, и на скорость это также влияет. Почему это важное замечание? Потоки используют общую память, им не выделятся, как процессам, своя, в результате чего несколько потоков могут пытаться изменить один и тот же участок памяти, <text:span text:style-name="T50">но здесь </text:span></text:p>
      <text:p text:style-name="P44"><text:span text:style-name="T50">то решалось завершением потока.</text:span> В алгоритмах, в которых используются данные после преобразования, такое недопустимо, но это очевидно.</text:p>
      <text:p text:style-name="P43"><text:tab/>Также не стоит надеяться, что многопоточность – панацея для ускорения программ. Это в какой-то мере абстракция, так как настоящая параллельная работа может осуществляться только на разных ядрах. В другом случае процессор работает в режиме псевдопараллельности. Создание потоков также занимает время. Отсюда следует, что никому не нужно огромное количество потоков. <text:soft-page-break/>Это сильно нагружает процессор, который ещё может обслуживать другие <text:span text:style-name="T50">процессы. Если представить, что большинство программ использует несколько потоков, кажется, что выигрыша в скорости мы не получим.</text:span></text:p>
      <text:p text:style-name="P43"><text:tab/><text:span text:style-name="T50">И всё-таки на небольшом количестве потоков был заметен существенный выигрыш в скорости, так что потоки – полезная и важная вещь, которую нужно знать.</text:span></text:p>
      <text:p text:style-name="P38"/>
      <text:p text:style-name="P1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onospace" svg:font-family="monospace"/>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size="14pt" fo:font-weight="normal" officeooo:rsid="002b966a"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font-name="Times New Roman" fo:font-family="'Times New Roman'" style:font-family-generic="roman" style:font-pitch="variable" fo:font-size="14pt" style:text-underline-style="none"/>
    </style:style>
    <style:style style:name="ListLabel_20_3" style:display-name="ListLabel 3" style:family="text">
      <style:text-properties style:font-name="Times New Roman" fo:font-family="'Times New Roman'" style:font-family-generic="roman" style:font-pitch="variable" fo:font-size="14pt" style:text-underline-style="none"/>
    </style:style>
    <style:style style:name="ListLabel_20_4" style:display-name="ListLabel 4" style:family="text">
      <style:text-properties style:font-name="Times New Roman" fo:font-family="'Times New Roman'" style:font-family-generic="roman" style:font-pitch="variable" fo:font-size="14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4pt" officeooo:paragraph-rsid="001759da" fo:background-color="#ffffff" style:font-name-asian="Times New Roman1" style:font-size-asian="14pt" style:font-name-complex="Times New Roman1" style:font-size-complex="14pt"/>
    </style:style>
    <style:style style:name="MT1" style:family="text">
      <style:text-properties officeooo:rsid="003ce498"/>
    </style:style>
    <style:page-layout style:name="Mpm1">
      <style:page-layout-properties fo:page-width="21.006cm" fo:page-height="29.693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2cm" style:distance-after-sep="0.102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2</text:page-number></text:p>
      </style:footer>
      <style:footer-first>
        <text:p text:style-name="MP1">Москва, 202<text:span text:style-name="MT1">1</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12-06T05:02:05.081556152</dc:date>
    <meta:editing-duration>PT6H19M39S</meta:editing-duration>
    <meta:editing-cycles>20</meta:editing-cycles>
    <meta:document-statistic meta:table-count="3" meta:image-count="0" meta:object-count="0" meta:page-count="22" meta:paragraph-count="557" meta:word-count="3977" meta:character-count="28164" meta:non-whitespace-character-count="22987"/>
  </office:meta>
</office:document-meta>
</file>